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389in" fo:margin-left="0in" table:align="left"/>
    </style:style>
    <style:style style:name="Table1.A" style:family="table-column">
      <style:table-column-properties style:column-width="3.4257in"/>
    </style:style>
    <style:style style:name="Table1.B" style:family="table-column">
      <style:table-column-properties style:column-width="3.513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736in"/>
    </style:style>
    <style:style style:name="Table2.B" style:family="table-column">
      <style:table-column-properties style:column-width="5.5514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style:font-name="Liberation Sans"/>
    </style:style>
    <style:style style:name="P2" style:family="paragraph" style:parent-style-name="Header">
      <style:paragraph-properties fo:text-align="end" style:justify-single-word="false"/>
      <style:text-properties style:font-name="Liberation Sans" officeooo:paragraph-rsid="0082a2a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ef7f0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cbe6c"/>
    </style:style>
    <style:style style:name="P6" style:family="paragraph" style:parent-style-name="Text_20_body">
      <loext:graphic-properties draw:fill="none" draw:fill-color="#ffffff"/>
      <style:paragraph-properties fo:margin-left="0in" fo:margin-right="0in" fo:orphans="2" fo:widows="2" fo:text-indent="0in" style:auto-text-indent="false" fo:background-color="transparent"/>
      <style:text-properties officeooo:paragraph-rsid="00691d89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2e5a11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aa546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3fe64d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6d926c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6e1970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764a0d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52c24b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0c96e" officeooo:paragraph-rsid="008635d9" style:font-size-asian="11pt" style:font-size-complex="11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language="es" fo:country="MX" officeooo:paragraph-rsid="001cbe6c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808080" style:font-name="Arial" fo:font-size="14pt" fo:letter-spacing="normal" fo:font-style="normal" fo:font-weight="normal" officeooo:rsid="00198d2e" officeooo:paragraph-rsid="006eae1f" style:font-size-asian="14pt" style:font-size-complex="14pt"/>
    </style:style>
    <style:style style:name="P18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paragraph-rsid="000098e5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officeooo:paragraph-rsid="00834fa2"/>
    </style:style>
    <style:style style:name="P20" style:family="paragraph" style:parent-style-name="Table_20_Contents">
      <style:text-properties officeooo:paragraph-rsid="001dc4a4"/>
    </style:style>
    <style:style style:name="P21" style:family="paragraph" style:parent-style-name="Table_20_Contents">
      <style:text-properties officeooo:paragraph-rsid="001e3e7b"/>
    </style:style>
    <style:style style:name="P22" style:family="paragraph" style:parent-style-name="Table_20_Contents">
      <style:text-properties officeooo:paragraph-rsid="00625407"/>
    </style:style>
    <style:style style:name="P23" style:family="paragraph" style:parent-style-name="Table_20_Contents">
      <style:text-properties style:use-window-font-color="true" style:font-name="Liberation Sans" fo:font-size="11pt" fo:language="es" fo:country="MX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Liberation Sans" fo:font-size="11pt" fo:language="es" fo:country="MX" officeooo:rsid="000098e5" officeooo:paragraph-rsid="000098e5" style:font-size-asian="11pt" style:font-size-complex="11pt"/>
    </style:style>
    <style:style style:name="P25" style:family="paragraph" style:parent-style-name="Table_20_Contents">
      <style:text-properties fo:color="#808080" style:font-name="Liberation Mono" fo:font-size="9pt" fo:language="es" fo:country="MX" officeooo:rsid="001e3e7b" officeooo:paragraph-rsid="001e3e7b" style:font-size-asian="9pt" style:font-size-complex="9pt"/>
    </style:style>
    <style:style style:name="P26" style:family="paragraph" style:parent-style-name="Table_20_Contents">
      <style:paragraph-properties fo:margin-top="0in" fo:margin-bottom="0.0472in" loext:contextual-spacing="false"/>
      <style:text-properties officeooo:paragraph-rsid="000537ff"/>
    </style:style>
    <style:style style:name="P27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0691d89"/>
    </style:style>
    <style:style style:name="P28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07d51b4"/>
    </style:style>
    <style:style style:name="P29" style:family="paragraph" style:parent-style-name="Table_20_Contents">
      <style:paragraph-properties fo:margin-top="0in" fo:margin-bottom="0.0472in" loext:contextual-spacing="false"/>
      <style:text-properties style:use-window-font-color="true" style:font-name="Liberation Sans" fo:font-size="11pt" fo:language="es" fo:country="MX" officeooo:rsid="000537ff" officeooo:paragraph-rsid="000537ff" style:font-size-asian="11pt" style:font-size-complex="11pt"/>
    </style:style>
    <style:style style:name="P30" style:family="paragraph" style:parent-style-name="Table_20_Contents">
      <style:paragraph-properties fo:margin-top="0in" fo:margin-bottom="0.0472in" loext:contextual-spacing="false"/>
      <style:text-properties fo:language="es" fo:country="MX" officeooo:paragraph-rsid="000537ff"/>
    </style:style>
    <style:style style:name="P31" style:family="paragraph" style:parent-style-name="Table_20_Contents">
      <style:paragraph-properties fo:margin-top="0in" fo:margin-bottom="0.0472in" loext:contextual-spacing="false" fo:text-align="start" style:justify-single-word="false"/>
      <style:text-properties fo:language="es" fo:country="MX" officeooo:paragraph-rsid="000537ff"/>
    </style:style>
    <style:style style:name="P32" style:family="paragraph" style:parent-style-name="Table_20_Contents">
      <style:paragraph-properties fo:margin-top="0in" fo:margin-bottom="0.0472in" loext:contextual-spacing="false"/>
      <style:text-properties fo:language="es" fo:country="MX" officeooo:paragraph-rsid="0066757a"/>
    </style:style>
    <style:style style:name="P33" style:family="paragraph" style:parent-style-name="Standard">
      <style:text-properties style:use-window-font-color="true" style:font-name="Liberation Sans" fo:font-size="11pt" fo:language="es" fo:country="MX" style:font-size-asian="11pt" style:font-size-complex="11pt"/>
    </style:style>
    <style:style style:name="P34" style:family="paragraph" style:parent-style-name="Heading_20_2">
      <style:text-properties style:font-name="Liberation Sans" fo:language="es" fo:country="MX" fo:font-weight="bold" style:font-weight-asian="bold" style:font-weight-complex="bold"/>
    </style:style>
    <style:style style:name="P35" style:family="paragraph" style:parent-style-name="Heading_20_2">
      <style:text-properties fo:language="es" fo:country="MX"/>
    </style:style>
    <style:style style:name="P36" style:family="paragraph" style:parent-style-name="Heading_20_2">
      <style:text-properties fo:language="es" fo:country="MX" fo:font-weight="bold" style:font-weight-asian="bold" style:font-weight-complex="bold"/>
    </style:style>
    <style:style style:name="P37" style:family="paragraph" style:parent-style-name="Heading_20_2">
      <style:text-properties fo:color="#808080" style:font-name="Liberation Sans" fo:font-size="14pt" fo:language="es" fo:country="MX" style:font-size-asian="14pt" style:font-size-complex="14pt"/>
    </style:style>
    <style:style style:name="P38" style:family="paragraph" style:parent-style-name="Heading_20_2">
      <style:text-properties fo:color="#808080" style:font-name="Liberation Sans" fo:font-size="14pt" fo:language="es" fo:country="MX" style:font-size-asian="18pt" style:font-size-complex="18pt"/>
    </style:style>
    <style:style style:name="P39" style:family="paragraph" style:parent-style-name="Heading_20_2">
      <style:text-properties fo:color="#808080" fo:font-size="14pt" fo:language="es" fo:country="MX" fo:font-weight="bold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margin-top="0in" fo:margin-bottom="0.1965in" loext:contextual-spacing="false" fo:orphans="2" fo:widows="2"/>
      <style:text-properties style:use-window-font-color="true" style:font-name="Liberation Sans" fo:font-size="11pt" fo:language="es" fo:country="MX" style:font-size-asian="11pt" style:font-size-complex="11pt"/>
    </style:style>
    <style:style style:name="P41" style:family="paragraph" style:parent-style-name="Text_20_body">
      <style:paragraph-properties fo:margin-top="0.1in" fo:margin-bottom="0in" loext:contextual-spacing="false"/>
      <style:text-properties fo:language="es" fo:country="MX"/>
    </style:style>
    <style:style style:name="P42" style:family="paragraph" style:parent-style-name="Preformatted_20_Text">
      <style:paragraph-properties fo:orphans="2" fo:widows="2"/>
      <style:text-properties fo:font-variant="normal" fo:text-transform="none" style:use-window-font-color="true" style:font-name="Liberation Mono" fo:font-size="9pt" fo:letter-spacing="normal" fo:language="es" fo:country="MX" fo:font-style="normal" fo:font-weight="normal" style:font-size-asian="9pt" style:font-size-complex="9pt"/>
    </style:style>
    <style:style style:name="P43" style:family="paragraph" style:parent-style-name="Preformatted_20_Text">
      <style:paragraph-properties fo:orphans="2" fo:widows="2"/>
      <style:text-properties fo:font-variant="normal" fo:text-transform="none" style:use-window-font-color="true" style:font-name="Liberation Mono" fo:font-size="9pt" fo:letter-spacing="normal" fo:language="es" fo:country="MX" fo:font-style="normal" fo:font-weight="normal" officeooo:paragraph-rsid="00011ec5" style:font-size-asian="9pt" style:font-size-complex="9pt"/>
    </style:style>
    <style:style style:name="P44" style:family="paragraph" style:parent-style-name="Preformatted_20_Text">
      <style:paragraph-properties fo:orphans="2" fo:widows="2"/>
      <style:text-properties fo:font-variant="normal" fo:text-transform="none" style:use-window-font-color="true" style:font-name="Liberation Mono" fo:font-size="9pt" fo:letter-spacing="normal" fo:language="es" fo:country="MX" style:font-size-asian="9pt" style:font-size-complex="9pt"/>
    </style:style>
    <style:style style:name="P45" style:family="paragraph" style:parent-style-name="Preformatted_20_Text">
      <style:paragraph-properties fo:orphans="2" fo:widows="2"/>
      <style:text-properties style:use-window-font-color="true" style:font-name="Liberation Mono" fo:font-size="9pt" fo:language="es" fo:country="MX" style:font-size-asian="9pt" style:font-size-complex="9pt"/>
    </style:style>
    <style:style style:name="P46" style:family="paragraph" style:parent-style-name="Preformatted_20_Text">
      <style:paragraph-properties fo:orphans="2" fo:widows="2"/>
      <style:text-properties style:font-name="Liberation Mono" fo:font-size="9pt" fo:language="es" fo:country="MX" style:font-size-asian="9pt" style:font-size-complex="9pt"/>
    </style:style>
    <style:style style:name="P47" style:family="paragraph" style:parent-style-name="Preformatted_20_Text">
      <style:paragraph-properties fo:orphans="2" fo:widows="2"/>
      <style:text-properties style:font-name="Liberation Mono" fo:font-size="9pt" fo:language="es" fo:country="MX" officeooo:paragraph-rsid="00011ec5" style:font-size-asian="9pt" style:font-size-complex="9pt"/>
    </style:style>
    <style:style style:name="P48" style:family="paragraph" style:parent-style-name="Preformatted_20_Text" style:list-style-name="L1" style:master-page-name="">
      <loext:graphic-properties draw:fill="none" draw:fill-color="#ffffff" draw:opacity="100%"/>
      <style:paragraph-properties fo:margin-left="0in" fo:margin-right="0in" fo:margin-top="0in" fo:margin-bottom="0in" loext:contextual-spacing="false" fo:line-height="115%" fo:orphans="2" fo:widows="2" fo:text-indent="0in" style:auto-text-indent="false" style:page-number="auto" fo:background-color="transparent"/>
      <style:text-properties fo:font-variant="normal" fo:text-transform="none" style:use-window-font-color="true" style:font-name="Liberation Mono" fo:font-size="11pt" fo:letter-spacing="normal" fo:language="es" fo:country="MX" fo:font-style="normal" fo:font-weight="normal" style:font-size-asian="11pt" style:font-size-complex="11pt"/>
    </style:style>
    <style:style style:name="P49" style:family="paragraph" style:parent-style-name="Preformatted_20_Text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line-height="115%" fo:orphans="2" fo:widows="2" fo:text-indent="0in" style:auto-text-indent="false" fo:background-color="transparent"/>
      <style:text-properties fo:font-variant="normal" fo:text-transform="none" style:use-window-font-color="true" style:font-name="Liberation Mono" fo:font-size="11pt" fo:letter-spacing="normal" fo:language="es" fo:country="MX" fo:font-style="normal" fo:font-weight="normal" style:font-size-asian="11pt" style:font-size-complex="11pt"/>
    </style:style>
    <style:style style:name="P5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Mono" fo:font-size="9pt" fo:letter-spacing="normal" fo:language="es" fo:country="MX" fo:font-style="normal" fo:font-weight="normal" style:font-size-asian="9pt" style:font-size-complex="9pt"/>
    </style:style>
    <style:style style:name="P5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Mono" fo:font-size="9pt" fo:letter-spacing="normal" fo:language="es" fo:country="MX" fo:font-style="normal" fo:font-weight="normal" officeooo:paragraph-rsid="00122e7e" style:font-size-asian="9pt" style:font-size-complex="9pt"/>
    </style:style>
    <style:style style:name="P5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Mono" fo:font-size="9pt" fo:letter-spacing="normal" fo:language="es" fo:country="MX" fo:font-style="normal" fo:font-weight="normal" officeooo:paragraph-rsid="00336260" style:font-size-asian="9pt" style:font-size-complex="9pt"/>
    </style:style>
    <style:style style:name="P5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Mono" fo:font-size="9pt" fo:letter-spacing="normal" fo:language="es" fo:country="MX" fo:font-style="normal" fo:font-weight="normal" officeooo:paragraph-rsid="002e5a11" style:font-size-asian="9pt" style:font-size-complex="9pt"/>
    </style:style>
    <style:style style:name="P5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style:use-window-font-color="true" style:font-name="Liberation Mono" fo:font-size="9pt" fo:letter-spacing="normal" fo:language="es" fo:country="MX" fo:font-style="normal" fo:font-weight="normal" style:font-size-asian="9pt" style:font-size-complex="9pt"/>
    </style:style>
    <style:style style:name="T1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12df0e" style:font-size-asian="11pt" style:font-size-complex="11pt"/>
    </style:style>
    <style:style style:name="T2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160749" style:font-size-asian="11pt" style:font-size-complex="11pt"/>
    </style:style>
    <style:style style:name="T3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07fefa" style:font-size-asian="11pt" style:font-size-complex="11pt"/>
    </style:style>
    <style:style style:name="T4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1cbe6c" style:font-size-asian="11pt" style:font-size-complex="11pt"/>
    </style:style>
    <style:style style:name="T5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10c96e" style:font-size-asian="11pt" style:font-size-complex="11pt"/>
    </style:style>
    <style:style style:name="T6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2c09c9" style:font-size-asian="11pt" style:font-size-complex="11pt"/>
    </style:style>
    <style:style style:name="T7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2d8941" style:font-size-asian="11pt" style:font-size-complex="11pt"/>
    </style:style>
    <style:style style:name="T8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329b34" style:font-size-asian="11pt" style:font-size-complex="11pt"/>
    </style:style>
    <style:style style:name="T9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43bed3" style:font-size-asian="11pt" style:font-size-complex="11pt"/>
    </style:style>
    <style:style style:name="T10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6af5be" style:font-size-asian="11pt" style:font-size-complex="11pt"/>
    </style:style>
    <style:style style:name="T11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6e1970" style:font-size-asian="11pt" style:font-size-complex="11pt"/>
    </style:style>
    <style:style style:name="T12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8635d9" style:font-size-asian="11pt" style:font-size-complex="11pt"/>
    </style:style>
    <style:style style:name="T13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2db727" style:font-name-asian="Songti SC" style:font-size-asian="11pt" style:font-weight-asian="bold" style:font-name-complex="Arial Unicode MS" style:font-size-complex="11pt" style:font-weight-complex="bold"/>
    </style:style>
    <style:style style:name="T14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6af5be" style:font-name-asian="Songti SC" style:font-size-asian="11pt" style:font-weight-asian="bold" style:font-name-complex="Arial Unicode MS" style:font-size-complex="11pt" style:font-weight-complex="bold"/>
    </style:style>
    <style:style style:name="T15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6e1970" style:font-name-asian="Songti SC" style:font-size-asian="11pt" style:font-weight-asian="bold" style:font-name-complex="Arial Unicode MS" style:font-size-complex="11pt" style:font-weight-complex="bold"/>
    </style:style>
    <style:style style:name="T16" style:family="text">
      <style:text-properties fo:font-variant="normal" fo:text-transform="none" style:use-window-font-color="true" style:font-name="Liberation Sans" fo:font-size="11pt" fo:letter-spacing="normal" fo:font-style="normal" fo:font-weight="normal" officeooo:rsid="002d8941" style:font-name-asian="Songti SC" style:font-size-asian="11pt" style:font-weight-asian="bold" style:font-name-complex="Arial Unicode MS" style:font-size-complex="11pt" style:font-weight-complex="bold"/>
    </style:style>
    <style:style style:name="T1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style:font-size-asian="11pt" style:font-size-complex="11pt"/>
    </style:style>
    <style:style style:name="T1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098e5" style:font-size-asian="11pt" style:font-size-complex="11pt"/>
    </style:style>
    <style:style style:name="T1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26aae" style:font-size-asian="11pt" style:font-size-complex="11pt"/>
    </style:style>
    <style:style style:name="T2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be600" style:font-size-asian="11pt" style:font-size-complex="11pt"/>
    </style:style>
    <style:style style:name="T2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58ad0" style:font-size-asian="11pt" style:font-size-complex="11pt"/>
    </style:style>
    <style:style style:name="T2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7871c" style:font-size-asian="11pt" style:font-size-complex="11pt"/>
    </style:style>
    <style:style style:name="T2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4fe057" style:font-size-asian="11pt" style:font-size-complex="11pt"/>
    </style:style>
    <style:style style:name="T2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175a0" style:font-size-asian="11pt" style:font-size-complex="11pt"/>
    </style:style>
    <style:style style:name="T2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e6e47" style:font-size-asian="11pt" style:font-size-complex="11pt"/>
    </style:style>
    <style:style style:name="T2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d4700" style:font-size-asian="11pt" style:font-size-complex="11pt"/>
    </style:style>
    <style:style style:name="T2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537ff" style:font-size-asian="11pt" style:font-size-complex="11pt"/>
    </style:style>
    <style:style style:name="T2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a30da" style:font-size-asian="11pt" style:font-size-complex="11pt"/>
    </style:style>
    <style:style style:name="T2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5350b" style:font-size-asian="11pt" style:font-size-complex="11pt"/>
    </style:style>
    <style:style style:name="T3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fe64d" style:font-size-asian="11pt" style:font-size-complex="11pt"/>
    </style:style>
    <style:style style:name="T3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74498" style:font-size-asian="11pt" style:font-size-complex="11pt"/>
    </style:style>
    <style:style style:name="T3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5dcc0" style:font-size-asian="11pt" style:font-size-complex="11pt"/>
    </style:style>
    <style:style style:name="T3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733cf0" style:font-size-asian="11pt" style:font-size-complex="11pt"/>
    </style:style>
    <style:style style:name="T3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ec309" style:font-size-asian="11pt" style:font-size-complex="11pt"/>
    </style:style>
    <style:style style:name="T3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da092" style:font-size-asian="11pt" style:font-size-complex="11pt"/>
    </style:style>
    <style:style style:name="T3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6560d" style:font-size-asian="11pt" style:font-size-complex="11pt"/>
    </style:style>
    <style:style style:name="T3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74e2ad" style:font-size-asian="11pt" style:font-size-complex="11pt"/>
    </style:style>
    <style:style style:name="T3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e1970" style:font-size-asian="11pt" style:font-size-complex="11pt"/>
    </style:style>
    <style:style style:name="T3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ad28c" style:font-size-asian="11pt" style:font-size-complex="11pt"/>
    </style:style>
    <style:style style:name="T4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764a0d" style:font-size-asian="11pt" style:font-size-complex="11pt"/>
    </style:style>
    <style:style style:name="T4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e3e7b" style:font-size-asian="11pt" style:font-size-complex="11pt"/>
    </style:style>
    <style:style style:name="T4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5b2bf" style:font-size-asian="11pt" style:font-size-complex="11pt"/>
    </style:style>
    <style:style style:name="T4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8a093" style:font-size-asian="11pt" style:font-size-complex="11pt"/>
    </style:style>
    <style:style style:name="T4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b69a1" style:font-size-asian="11pt" style:font-size-complex="11pt"/>
    </style:style>
    <style:style style:name="T4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d47e6" style:font-size-asian="11pt" style:font-size-complex="11pt"/>
    </style:style>
    <style:style style:name="T4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d90e8" style:font-size-asian="11pt" style:font-size-complex="11pt"/>
    </style:style>
    <style:style style:name="T4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a394a" style:font-size-asian="11pt" style:font-size-complex="11pt"/>
    </style:style>
    <style:style style:name="T4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f07dd" style:font-size-asian="11pt" style:font-size-complex="11pt"/>
    </style:style>
    <style:style style:name="T4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91d89" style:font-size-asian="11pt" style:font-size-complex="11pt"/>
    </style:style>
    <style:style style:name="T5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c09c9" style:font-size-asian="11pt" style:font-size-complex="11pt"/>
    </style:style>
    <style:style style:name="T5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af5be" style:font-size-asian="11pt" style:font-size-complex="11pt"/>
    </style:style>
    <style:style style:name="T5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a8066" style:font-size-asian="11pt" style:font-size-complex="11pt"/>
    </style:style>
    <style:style style:name="T5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e5a11" style:font-size-asian="11pt" style:font-size-complex="11pt"/>
    </style:style>
    <style:style style:name="T5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aa546" style:font-size-asian="11pt" style:font-size-complex="11pt"/>
    </style:style>
    <style:style style:name="T5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98d2e" style:font-size-asian="11pt" style:font-size-complex="11pt"/>
    </style:style>
    <style:style style:name="T5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70af4b" style:font-size-asian="11pt" style:font-size-complex="11pt"/>
    </style:style>
    <style:style style:name="T5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dcbd2" style:font-size-asian="11pt" style:font-size-complex="11pt"/>
    </style:style>
    <style:style style:name="T5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b0e40" style:font-size-asian="11pt" style:font-size-complex="11pt"/>
    </style:style>
    <style:style style:name="T5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05545" style:font-size-asian="11pt" style:font-size-complex="11pt"/>
    </style:style>
    <style:style style:name="T6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e8c63" style:font-size-asian="11pt" style:font-size-complex="11pt"/>
    </style:style>
    <style:style style:name="T6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70e178" style:font-size-asian="11pt" style:font-size-complex="11pt"/>
    </style:style>
    <style:style style:name="T6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c5eda" style:font-size-asian="11pt" style:font-size-complex="11pt"/>
    </style:style>
    <style:style style:name="T6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c9fe2" style:font-size-asian="11pt" style:font-size-complex="11pt"/>
    </style:style>
    <style:style style:name="T6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ef7f0" style:font-size-asian="11pt" style:font-size-complex="11pt"/>
    </style:style>
    <style:style style:name="T6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cbe6c" style:font-size-asian="11pt" style:font-size-complex="11pt"/>
    </style:style>
    <style:style style:name="T6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495dc1" style:font-size-asian="11pt" style:font-size-complex="11pt"/>
    </style:style>
    <style:style style:name="T6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360ae" style:font-size-asian="11pt" style:font-size-complex="11pt"/>
    </style:style>
    <style:style style:name="T6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36260" style:font-size-asian="11pt" style:font-size-complex="11pt"/>
    </style:style>
    <style:style style:name="T6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22e7e" style:font-size-asian="11pt" style:font-size-complex="11pt"/>
    </style:style>
    <style:style style:name="T7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8635d9" style:font-size-asian="11pt" style:font-size-complex="11pt"/>
    </style:style>
    <style:style style:name="T7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87750c" style:font-size-asian="11pt" style:font-size-complex="11pt"/>
    </style:style>
    <style:style style:name="T7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7871c" style:font-name-asian="Liberation Mono1" style:font-size-asian="11pt" style:font-name-complex="Liberation Mono1" style:font-size-complex="11pt"/>
    </style:style>
    <style:style style:name="T7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58ad0" style:font-name-asian="Liberation Mono1" style:font-size-asian="11pt" style:font-name-complex="Liberation Mono1" style:font-size-complex="11pt"/>
    </style:style>
    <style:style style:name="T7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26aae" style:font-name-asian="Liberation Mono1" style:font-size-asian="11pt" style:font-name-complex="Liberation Mono1" style:font-size-complex="11pt"/>
    </style:style>
    <style:style style:name="T7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5be600" style:font-name-asian="Liberation Mono1" style:font-size-asian="11pt" style:font-name-complex="Liberation Mono1" style:font-size-complex="11pt"/>
    </style:style>
    <style:style style:name="T7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ec309" style:font-name-asian="Liberation Mono1" style:font-size-asian="11pt" style:font-name-complex="Liberation Mono1" style:font-size-complex="11pt"/>
    </style:style>
    <style:style style:name="T7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6560d" style:font-name-asian="Liberation Mono1" style:font-size-asian="11pt" style:font-name-complex="Liberation Mono1" style:font-size-complex="11pt"/>
    </style:style>
    <style:style style:name="T7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537ff" style:font-name-asian="Liberation Mono1" style:font-size-asian="11pt" style:font-name-complex="Liberation Mono1" style:font-size-complex="11pt"/>
    </style:style>
    <style:style style:name="T7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a394a" style:font-name-asian="Liberation Mono1" style:font-size-asian="11pt" style:font-name-complex="Liberation Mono1" style:font-size-complex="11pt"/>
    </style:style>
    <style:style style:name="T8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2d90e8" style:font-name-asian="Liberation Mono1" style:font-size-asian="11pt" style:font-name-complex="Liberation Mono1" style:font-size-complex="11pt"/>
    </style:style>
    <style:style style:name="T8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5b2bf" style:font-name-asian="Liberation Mono1" style:font-size-asian="11pt" style:font-name-complex="Liberation Mono1" style:font-size-complex="11pt"/>
    </style:style>
    <style:style style:name="T82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691d89" style:font-name-asian="Liberation Mono1" style:font-size-asian="11pt" style:font-name-complex="Liberation Mono1" style:font-size-complex="11pt"/>
    </style:style>
    <style:style style:name="T8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dcbd2" style:font-name-asian="Liberation Mono1" style:font-size-asian="11pt" style:font-name-complex="Liberation Mono1" style:font-size-complex="11pt"/>
    </style:style>
    <style:style style:name="T84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ef7f0" style:font-name-asian="Liberation Mono1" style:font-size-asian="11pt" style:font-name-complex="Liberation Mono1" style:font-size-complex="11pt"/>
    </style:style>
    <style:style style:name="T85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aa546" style:font-name-asian="Liberation Mono1" style:font-size-asian="11pt" style:font-name-complex="Liberation Mono1" style:font-size-complex="11pt"/>
    </style:style>
    <style:style style:name="T86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305545" style:font-name-asian="Liberation Mono1" style:font-size-asian="11pt" style:font-name-complex="Liberation Mono1" style:font-size-complex="11pt"/>
    </style:style>
    <style:style style:name="T87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43bed3" style:font-name-asian="Liberation Mono1" style:font-size-asian="11pt" style:font-name-complex="Liberation Mono1" style:font-size-complex="11pt"/>
    </style:style>
    <style:style style:name="T88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0c5eda" style:font-name-asian="Liberation Mono1" style:font-size-asian="11pt" style:font-name-complex="Liberation Mono1" style:font-size-complex="11pt"/>
    </style:style>
    <style:style style:name="T89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c9fe2" style:font-name-asian="Liberation Mono1" style:font-size-asian="11pt" style:font-name-complex="Liberation Mono1" style:font-size-complex="11pt"/>
    </style:style>
    <style:style style:name="T90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495dc1" style:font-name-asian="Liberation Mono1" style:font-size-asian="11pt" style:font-name-complex="Liberation Mono1" style:font-size-complex="11pt"/>
    </style:style>
    <style:style style:name="T91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8635d9" style:font-name-asian="Liberation Mono1" style:font-size-asian="11pt" style:font-name-complex="Liberation Mono1" style:font-size-complex="11pt"/>
    </style:style>
    <style:style style:name="T92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0098e5" style:font-size-asian="20pt" style:font-weight-asian="normal" style:font-size-complex="20pt" style:font-weight-complex="normal"/>
    </style:style>
    <style:style style:name="T93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0537ff" style:font-size-asian="20pt" style:font-weight-asian="normal" style:font-size-complex="20pt" style:font-weight-complex="normal"/>
    </style:style>
    <style:style style:name="T94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227db4" style:font-size-asian="20pt" style:font-weight-asian="normal" style:font-size-complex="20pt" style:font-weight-complex="normal"/>
    </style:style>
    <style:style style:name="T95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26a059" style:font-size-asian="20pt" style:font-weight-asian="normal" style:font-size-complex="20pt" style:font-weight-complex="normal"/>
    </style:style>
    <style:style style:name="T96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4eebd0" style:font-size-asian="20pt" style:font-weight-asian="normal" style:font-size-complex="20pt" style:font-weight-complex="normal"/>
    </style:style>
    <style:style style:name="T97" style:family="text">
      <style:text-properties fo:font-variant="normal" fo:text-transform="none" style:use-window-font-color="true" style:font-name="Liberation Sans" fo:font-size="20pt" fo:letter-spacing="normal" fo:language="es" fo:country="MX" fo:font-style="normal" fo:font-weight="normal" officeooo:rsid="006175a0" style:font-size-asian="20pt" style:font-weight-asian="normal" style:font-size-complex="20pt" style:font-weight-complex="normal"/>
    </style:style>
    <style:style style:name="T98" style:family="text">
      <style:text-properties fo:font-variant="normal" fo:text-transform="none" style:use-window-font-color="true" fo:letter-spacing="normal" fo:font-style="normal" fo:font-weight="normal"/>
    </style:style>
    <style:style style:name="T99" style:family="text">
      <style:text-properties fo:font-variant="normal" fo:text-transform="none" style:use-window-font-color="true" fo:letter-spacing="normal" fo:font-style="normal" fo:font-weight="normal" officeooo:rsid="000098e5" style:font-name-asian="Liberation Mono1" style:font-name-complex="Liberation Mono1"/>
    </style:style>
    <style:style style:name="T100" style:family="text">
      <style:text-properties fo:font-variant="normal" fo:text-transform="none" style:use-window-font-color="true" fo:letter-spacing="normal" fo:font-style="normal" fo:font-weight="normal" officeooo:rsid="00011ec5" style:font-name-asian="Liberation Mono1" style:font-name-complex="Liberation Mono1"/>
    </style:style>
    <style:style style:name="T101" style:family="text">
      <style:text-properties fo:font-variant="normal" fo:text-transform="none" style:use-window-font-color="true" fo:letter-spacing="normal" fo:font-style="normal" fo:font-weight="normal" officeooo:rsid="00011ec5"/>
    </style:style>
    <style:style style:name="T102" style:family="text">
      <style:text-properties fo:font-variant="normal" fo:text-transform="none" style:use-window-font-color="true" style:font-name="Courier" fo:font-size="11pt" fo:letter-spacing="normal" fo:language="es" fo:country="MX" fo:font-style="normal" fo:font-weight="normal" officeooo:rsid="000537ff" style:font-size-asian="11pt" style:font-size-complex="11pt"/>
    </style:style>
    <style:style style:name="T103" style:family="text">
      <style:text-properties fo:font-variant="normal" fo:text-transform="none" style:use-window-font-color="true" style:font-name="Courier New" fo:font-size="11pt" fo:letter-spacing="normal" fo:language="es" fo:country="MX" fo:font-style="normal" fo:font-weight="normal" officeooo:rsid="000537ff" style:font-size-asian="11pt" style:font-size-complex="11pt"/>
    </style:style>
    <style:style style:name="T104" style:family="text">
      <style:text-properties fo:font-variant="normal" fo:text-transform="none" style:use-window-font-color="true" style:font-name="Courier New" fo:font-size="11pt" fo:letter-spacing="normal" fo:language="es" fo:country="MX" fo:font-style="normal" fo:font-weight="normal" officeooo:rsid="0005b2bf" style:font-size-asian="11pt" style:font-size-complex="11pt"/>
    </style:style>
    <style:style style:name="T105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0098e5" style:font-size-asian="11pt" style:font-size-complex="11pt"/>
    </style:style>
    <style:style style:name="T106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2a394a" style:font-size-asian="11pt" style:font-size-complex="11pt"/>
    </style:style>
    <style:style style:name="T107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52c24b" style:font-size-asian="11pt" style:font-size-complex="11pt"/>
    </style:style>
    <style:style style:name="T108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7c4317" style:font-size-asian="11pt" style:font-size-complex="11pt"/>
    </style:style>
    <style:style style:name="T109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4fe057" style:font-size-asian="11pt" style:font-size-complex="11pt"/>
    </style:style>
    <style:style style:name="T110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0537ff" style:font-size-asian="11pt" style:font-size-complex="11pt"/>
    </style:style>
    <style:style style:name="T111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5e6e47" style:font-size-asian="11pt" style:font-size-complex="11pt"/>
    </style:style>
    <style:style style:name="T112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625407" style:font-size-asian="11pt" style:font-size-complex="11pt"/>
    </style:style>
    <style:style style:name="T113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658ad0" style:font-size-asian="11pt" style:font-size-complex="11pt"/>
    </style:style>
    <style:style style:name="T114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691d89" style:font-size-asian="11pt" style:font-size-complex="11pt"/>
    </style:style>
    <style:style style:name="T115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05b2bf" style:font-size-asian="11pt" style:font-size-complex="11pt"/>
    </style:style>
    <style:style style:name="T116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0c5eda" style:font-size-asian="11pt" style:font-size-complex="11pt"/>
    </style:style>
    <style:style style:name="T117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1aa546" style:font-size-asian="11pt" style:font-size-complex="11pt"/>
    </style:style>
    <style:style style:name="T118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8635d9" style:font-size-asian="11pt" style:font-size-complex="11pt"/>
    </style:style>
    <style:style style:name="T119" style:family="text">
      <style:text-properties fo:font-variant="normal" fo:text-transform="none" style:use-window-font-color="true" style:font-name="Arial" fo:font-size="11pt" fo:letter-spacing="normal" fo:language="es" fo:country="MX" fo:font-style="normal" fo:font-weight="normal" officeooo:rsid="001c9fe2" style:font-name-asian="Liberation Mono1" style:font-size-asian="11pt" style:font-name-complex="Liberation Mono1" style:font-size-complex="11pt"/>
    </style:style>
    <style:style style:name="T120" style:family="text">
      <style:text-properties fo:font-variant="normal" fo:text-transform="none" style:use-window-font-color="true" style:font-name="Liberation Mono" fo:font-size="11pt" fo:letter-spacing="normal" fo:font-style="normal" fo:font-weight="normal" officeooo:rsid="0007fefa" style:font-size-asian="11pt" style:font-size-complex="11pt"/>
    </style:style>
    <style:style style:name="T121" style:family="text">
      <style:text-properties fo:font-variant="normal" fo:text-transform="none" style:use-window-font-color="true" style:font-name="Liberation Mono" fo:font-size="11pt" fo:letter-spacing="normal" fo:font-style="normal" fo:font-weight="normal" officeooo:rsid="006e1970" style:font-size-asian="11pt" style:font-size-complex="11pt"/>
    </style:style>
    <style:style style:name="T122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style:font-size-asian="11pt" style:font-size-complex="11pt"/>
    </style:style>
    <style:style style:name="T123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098e5" style:font-size-asian="11pt" style:font-size-complex="11pt"/>
    </style:style>
    <style:style style:name="T124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526aae" style:font-size-asian="11pt" style:font-size-complex="11pt"/>
    </style:style>
    <style:style style:name="T125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160749" style:font-size-asian="11pt" style:font-size-complex="11pt"/>
    </style:style>
    <style:style style:name="T126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4fe057" style:font-size-asian="11pt" style:font-size-complex="11pt"/>
    </style:style>
    <style:style style:name="T127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537ff" style:font-size-asian="11pt" style:font-size-complex="11pt"/>
    </style:style>
    <style:style style:name="T128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3a30da" style:font-size-asian="11pt" style:font-size-complex="11pt"/>
    </style:style>
    <style:style style:name="T129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274498" style:font-size-asian="11pt" style:font-size-complex="11pt"/>
    </style:style>
    <style:style style:name="T130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66560d" style:font-size-asian="11pt" style:font-size-complex="11pt"/>
    </style:style>
    <style:style style:name="T131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6d926c" style:font-size-asian="11pt" style:font-size-complex="11pt"/>
    </style:style>
    <style:style style:name="T132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764a0d" style:font-size-asian="11pt" style:font-size-complex="11pt"/>
    </style:style>
    <style:style style:name="T133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5b2bf" style:font-size-asian="11pt" style:font-size-complex="11pt"/>
    </style:style>
    <style:style style:name="T134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a8066" style:font-size-asian="11pt" style:font-size-complex="11pt"/>
    </style:style>
    <style:style style:name="T135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2e5a11" style:font-size-asian="11pt" style:font-size-complex="11pt"/>
    </style:style>
    <style:style style:name="T136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198d2e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70af4b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b0e40" style:font-size-asian="11pt" style:font-size-complex="11pt"/>
    </style:style>
    <style:style style:name="T139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0ef7f0" style:font-size-asian="11pt" style:font-size-complex="11pt"/>
    </style:style>
    <style:style style:name="T140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1cbe6c" style:font-size-asian="11pt" style:font-size-complex="11pt"/>
    </style:style>
    <style:style style:name="T141" style:family="text">
      <style:text-properties fo:font-variant="normal" fo:text-transform="none" style:use-window-font-color="true" style:font-name="Liberation Mono" fo:font-size="11pt" fo:letter-spacing="normal" fo:language="es" fo:country="MX" fo:font-style="normal" fo:font-weight="normal" officeooo:rsid="00122e7e" style:font-size-asian="11pt" style:font-size-complex="11pt"/>
    </style:style>
    <style:style style:name="T142" style:family="text">
      <style:text-properties fo:font-variant="normal" fo:text-transform="none" style:use-window-font-color="true" style:font-name="Liberation Mono" fo:font-size="20pt" fo:letter-spacing="normal" fo:language="es" fo:country="MX" fo:font-style="italic" fo:font-weight="normal" officeooo:rsid="000098e5" style:font-size-asian="20pt" style:font-style-asian="italic" style:font-weight-asian="normal" style:font-size-complex="20pt" style:font-style-complex="italic" style:font-weight-complex="normal"/>
    </style:style>
    <style:style style:name="T143" style:family="text">
      <style:text-properties fo:font-variant="normal" fo:text-transform="none" style:use-window-font-color="true" style:font-name="Liberation Sans" fo:font-size="11pt" fo:letter-spacing="normal" fo:language="es" fo:country="MX" fo:font-style="normal" fo:font-weight="normal" officeooo:rsid="001cbe6c" style:font-size-asian="11pt" style:font-size-complex="11pt"/>
    </style:style>
    <style:style style:name="T144" style:family="text">
      <style:text-properties fo:font-variant="normal" fo:text-transform="none" fo:color="#666666" style:font-name="Liberation Mono" fo:font-size="11pt" fo:letter-spacing="normal" fo:language="es" fo:country="MX" fo:font-style="normal" fo:font-weight="bold" officeooo:rsid="0015350b" style:font-size-asian="11pt" style:font-weight-asian="bold" style:font-size-complex="11pt" style:font-weight-complex="bold"/>
    </style:style>
    <style:style style:name="T145" style:family="text">
      <style:text-properties fo:font-variant="normal" fo:text-transform="none" fo:color="#666666" fo:font-size="14pt" fo:letter-spacing="normal" fo:font-style="normal" style:font-size-asian="14pt" style:font-size-complex="14pt"/>
    </style:style>
    <style:style style:name="T146" style:family="text">
      <style:text-properties fo:font-variant="normal" fo:text-transform="none" fo:color="#666666" fo:font-size="14pt" fo:letter-spacing="normal" fo:font-style="normal" officeooo:rsid="007f5d95" style:font-size-asian="14pt" style:font-size-complex="14pt"/>
    </style:style>
    <style:style style:name="T147" style:family="text">
      <style:text-properties fo:font-variant="normal" fo:text-transform="none" fo:color="#666666" fo:font-size="14pt" fo:letter-spacing="normal" fo:font-style="normal" officeooo:rsid="00526aae" style:font-name-asian="Songti SC" style:font-size-asian="14pt" style:font-name-complex="Arial Unicode MS" style:font-size-complex="14pt"/>
    </style:style>
    <style:style style:name="T148" style:family="text">
      <style:text-properties fo:font-variant="normal" fo:text-transform="none" fo:color="#808080" style:font-name="Liberation Sans" fo:font-size="14pt" fo:letter-spacing="normal" fo:font-style="normal" style:font-size-asian="14pt" style:font-size-complex="14pt"/>
    </style:style>
    <style:style style:name="T149" style:family="text">
      <style:text-properties fo:font-variant="normal" fo:text-transform="none" fo:color="#808080" style:font-name="Liberation Sans" fo:font-size="14pt" fo:letter-spacing="normal" fo:font-style="normal" officeooo:rsid="007f5d95" style:font-size-asian="14pt" style:font-size-complex="14pt"/>
    </style:style>
    <style:style style:name="T150" style:family="text">
      <style:text-properties fo:font-variant="normal" fo:text-transform="none" fo:color="#808080" style:font-name="Liberation Sans" fo:font-size="14pt" fo:letter-spacing="normal" fo:font-style="normal" officeooo:rsid="000a8066" style:font-size-asian="14pt" style:font-size-complex="14pt"/>
    </style:style>
    <style:style style:name="T151" style:family="text">
      <style:text-properties fo:font-variant="normal" fo:text-transform="none" fo:color="#808080" style:font-name="Liberation Sans" fo:font-size="11pt" fo:letter-spacing="normal" fo:language="es" fo:country="MX" fo:font-style="normal" fo:font-weight="bold" officeooo:rsid="0074e2ad" style:font-size-asian="11pt" style:font-weight-asian="bold" style:font-size-complex="11pt" style:font-weight-complex="bold"/>
    </style:style>
    <style:style style:name="T152" style:family="text">
      <style:text-properties fo:font-variant="normal" fo:text-transform="none" fo:color="#808080" style:font-name="Liberation Sans" fo:font-size="11pt" fo:letter-spacing="normal" fo:language="es" fo:country="MX" fo:font-style="normal" fo:font-weight="bold" officeooo:rsid="003ec309" style:font-size-asian="11pt" style:font-weight-asian="bold" style:font-size-complex="11pt" style:font-weight-complex="bold"/>
    </style:style>
    <style:style style:name="T153" style:family="text">
      <style:text-properties fo:font-variant="normal" fo:text-transform="none" fo:color="#808080" style:font-name="Liberation Mono" fo:font-size="11pt" fo:letter-spacing="normal" fo:language="es" fo:country="MX" fo:font-style="normal" fo:font-weight="bold" officeooo:rsid="00526aae" style:font-size-asian="11pt" style:font-weight-asian="bold" style:font-size-complex="11pt" style:font-weight-complex="bold"/>
    </style:style>
    <style:style style:name="T154" style:family="text">
      <style:text-properties fo:font-variant="normal" fo:text-transform="none" fo:color="#000080" style:font-name="Liberation Sans" fo:font-size="11pt" fo:letter-spacing="normal" fo:language="es" fo:country="MX" fo:font-style="normal" fo:font-weight="normal" officeooo:rsid="00336260" style:font-size-asian="11pt" style:font-size-complex="11pt"/>
    </style:style>
    <style:style style:name="T155" style:family="text">
      <style:text-properties fo:font-variant="normal" fo:text-transform="none" fo:color="#000080" style:font-name="Liberation Mono" fo:font-size="11pt" fo:letter-spacing="normal" fo:font-style="normal" style:text-underline-style="solid" style:text-underline-width="auto" style:text-underline-color="font-color" fo:font-weight="normal" officeooo:rsid="0007fefa" style:font-size-asian="11pt" style:font-size-complex="11pt"/>
    </style:style>
    <style:style style:name="T156" style:family="text">
      <style:text-properties fo:font-variant="normal" fo:text-transform="none" fo:color="#000080" style:font-name="Liberation Mono" fo:font-size="11pt" fo:letter-spacing="normal" fo:language="es" fo:country="MX" fo:font-style="normal" fo:font-weight="normal" style:font-size-asian="11pt" style:font-size-complex="11pt"/>
    </style:style>
    <style:style style:name="T157" style:family="text">
      <style:text-properties fo:font-variant="normal" fo:text-transform="none" style:font-name="Liberation Sans" fo:letter-spacing="normal" fo:font-style="normal"/>
    </style:style>
    <style:style style:name="T158" style:family="text">
      <style:text-properties fo:font-variant="normal" fo:text-transform="none" style:font-name="Liberation Sans" fo:letter-spacing="normal" fo:font-style="normal" officeooo:rsid="007f5d95"/>
    </style:style>
    <style:style style:name="T159" style:family="text">
      <style:text-properties fo:font-variant="normal" fo:text-transform="none" style:font-name="Liberation Sans" fo:letter-spacing="normal" fo:font-style="normal" officeooo:rsid="000537ff"/>
    </style:style>
    <style:style style:name="T160" style:family="text">
      <style:text-properties style:use-window-font-color="true" style:font-name="Liberation Sans" fo:font-size="11pt" officeooo:rsid="000537ff" style:font-size-asian="11pt" style:font-size-complex="11pt"/>
    </style:style>
    <style:style style:name="T161" style:family="text">
      <style:text-properties style:use-window-font-color="true" style:font-name="Liberation Sans" fo:font-size="11pt" officeooo:rsid="0015350b" style:font-size-asian="11pt" style:font-size-complex="11pt"/>
    </style:style>
    <style:style style:name="T162" style:family="text">
      <style:text-properties style:use-window-font-color="true" style:font-name="Liberation Sans" fo:font-size="11pt" officeooo:rsid="0018c6d0" style:font-size-asian="11pt" style:font-size-complex="11pt"/>
    </style:style>
    <style:style style:name="T163" style:family="text">
      <style:text-properties style:use-window-font-color="true" style:font-name="Liberation Sans" fo:font-size="11pt" officeooo:rsid="00198d2e" style:font-size-asian="11pt" style:font-size-complex="11pt"/>
    </style:style>
    <style:style style:name="T164" style:family="text">
      <style:text-properties style:use-window-font-color="true" style:font-name="Liberation Sans" fo:font-size="11pt" officeooo:rsid="003a2b87" style:font-size-asian="11pt" style:font-size-complex="11pt"/>
    </style:style>
    <style:style style:name="T165" style:family="text">
      <style:text-properties style:use-window-font-color="true" style:font-name="Liberation Sans" fo:font-size="11pt" officeooo:rsid="005558b5" style:font-size-asian="11pt" style:font-size-complex="11pt"/>
    </style:style>
    <style:style style:name="T166" style:family="text">
      <style:text-properties style:use-window-font-color="true" style:font-name="Liberation Sans" fo:font-size="11pt" officeooo:rsid="0056b2e0" style:font-size-asian="11pt" style:font-size-complex="11pt"/>
    </style:style>
    <style:style style:name="T167" style:family="text">
      <style:text-properties style:use-window-font-color="true" style:font-name="Liberation Sans" fo:font-size="11pt" officeooo:rsid="0057871c" style:font-size-asian="11pt" style:font-size-complex="11pt"/>
    </style:style>
    <style:style style:name="T168" style:family="text">
      <style:text-properties style:use-window-font-color="true" style:font-name="Liberation Sans" fo:font-size="11pt" officeooo:rsid="00625407" style:font-size-asian="11pt" style:font-size-complex="11pt"/>
    </style:style>
    <style:style style:name="T169" style:family="text">
      <style:text-properties style:use-window-font-color="true" style:font-name="Liberation Sans" fo:font-size="11pt" officeooo:rsid="0066560d" style:font-size-asian="11pt" style:font-size-complex="11pt"/>
    </style:style>
    <style:style style:name="T170" style:family="text">
      <style:text-properties style:use-window-font-color="true" style:font-name="Liberation Sans" fo:font-size="11pt" officeooo:rsid="006d926c" style:font-size-asian="11pt" style:font-size-complex="11pt"/>
    </style:style>
    <style:style style:name="T171" style:family="text">
      <style:text-properties style:use-window-font-color="true" style:font-name="Liberation Sans" fo:font-size="11pt" officeooo:rsid="00723252" style:font-size-asian="11pt" style:font-size-complex="11pt"/>
    </style:style>
    <style:style style:name="T172" style:family="text">
      <style:text-properties style:use-window-font-color="true" style:font-name="Liberation Sans" fo:font-size="11pt" officeooo:rsid="00723319" style:font-size-asian="11pt" style:font-size-complex="11pt"/>
    </style:style>
    <style:style style:name="T173" style:family="text">
      <style:text-properties style:use-window-font-color="true" style:font-name="Liberation Sans" fo:font-size="11pt" fo:language="es" fo:country="MX" officeooo:rsid="000b0e40" style:font-size-asian="11pt" style:font-size-complex="11pt"/>
    </style:style>
    <style:style style:name="T174" style:family="text">
      <style:text-properties style:use-window-font-color="true" style:font-name="Liberation Sans" fo:font-size="11pt" fo:language="es" fo:country="MX" officeooo:rsid="000537ff" style:font-size-asian="11pt" style:font-size-complex="11pt"/>
    </style:style>
    <style:style style:name="T175" style:family="text">
      <style:text-properties style:use-window-font-color="true" style:font-name="Liberation Sans" fo:font-size="11pt" fo:language="es" fo:country="MX" officeooo:rsid="005d4700" style:font-size-asian="11pt" style:font-size-complex="11pt"/>
    </style:style>
    <style:style style:name="T176" style:family="text">
      <style:text-properties style:use-window-font-color="true" style:font-name="Liberation Sans" fo:font-size="11pt" fo:language="es" fo:country="MX" officeooo:rsid="00691d89" style:font-size-asian="11pt" style:font-size-complex="11pt"/>
    </style:style>
    <style:style style:name="T177" style:family="text">
      <style:text-properties style:use-window-font-color="true" style:font-name="Liberation Sans" fo:font-size="11pt" fo:language="es" fo:country="MX" officeooo:rsid="003a1239" style:font-size-asian="11pt" style:font-size-complex="11pt"/>
    </style:style>
    <style:style style:name="T178" style:family="text">
      <style:text-properties style:use-window-font-color="true" style:font-name="Liberation Sans" fo:font-size="11pt" fo:language="es" fo:country="MX" officeooo:rsid="0052c24b" style:font-size-asian="11pt" style:font-size-complex="11pt"/>
    </style:style>
    <style:style style:name="T179" style:family="text">
      <style:text-properties style:use-window-font-color="true" style:font-name="Liberation Sans" fo:font-size="11pt" fo:language="es" fo:country="MX" officeooo:rsid="00629d94" style:font-size-asian="11pt" style:font-size-complex="11pt"/>
    </style:style>
    <style:style style:name="T180" style:family="text">
      <style:text-properties style:use-window-font-color="true" style:font-name="Liberation Sans" fo:font-size="11pt" fo:language="es" fo:country="MX" officeooo:rsid="007d51b4" style:font-size-asian="11pt" style:font-size-complex="11pt"/>
    </style:style>
    <style:style style:name="T181" style:family="text">
      <style:text-properties style:use-window-font-color="true" style:font-name="Liberation Sans" fo:font-size="11pt" fo:language="es" fo:country="MX" officeooo:rsid="0057871c" style:font-size-asian="11pt" style:font-size-complex="11pt"/>
    </style:style>
    <style:style style:name="T182" style:family="text">
      <style:text-properties style:use-window-font-color="true" style:font-name="Liberation Sans" fo:font-size="11pt" fo:language="es" fo:country="MX" officeooo:rsid="00293ec7" style:font-size-asian="11pt" style:font-size-complex="11pt"/>
    </style:style>
    <style:style style:name="T183" style:family="text">
      <style:text-properties style:use-window-font-color="true" style:font-name="Liberation Sans" fo:font-size="11pt" fo:language="es" fo:country="MX" officeooo:rsid="0005b2bf" style:font-size-asian="11pt" style:font-size-complex="11pt"/>
    </style:style>
    <style:style style:name="T184" style:family="text">
      <style:text-properties style:use-window-font-color="true" style:font-name="Liberation Sans" fo:font-size="11pt" fo:language="es" fo:country="MX" officeooo:rsid="0028a093" style:font-size-asian="11pt" style:font-size-complex="11pt"/>
    </style:style>
    <style:style style:name="T185" style:family="text">
      <style:text-properties style:use-window-font-color="true" style:font-name="Liberation Sans" fo:font-size="11pt" fo:language="es" fo:country="MX" officeooo:rsid="003b0c0f" style:font-size-asian="11pt" style:font-size-complex="11pt"/>
    </style:style>
    <style:style style:name="T186" style:family="text">
      <style:text-properties style:use-window-font-color="true" style:font-name="Liberation Sans" fo:font-size="11pt" fo:language="es" fo:country="MX" officeooo:rsid="003b69a1" style:font-size-asian="11pt" style:font-size-complex="11pt"/>
    </style:style>
    <style:style style:name="T187" style:family="text">
      <style:text-properties style:use-window-font-color="true" style:font-name="Liberation Sans" fo:font-size="11pt" fo:language="es" fo:country="MX" officeooo:rsid="006eae1f" style:font-size-asian="11pt" style:font-size-complex="11pt"/>
    </style:style>
    <style:style style:name="T188" style:family="text">
      <style:text-properties style:use-window-font-color="true" style:font-name="Liberation Sans" fo:font-size="11pt" fo:language="es" fo:country="MX" officeooo:rsid="00658ad0" style:font-size-asian="11pt" style:font-size-complex="11pt"/>
    </style:style>
    <style:style style:name="T189" style:family="text">
      <style:text-properties style:use-window-font-color="true" style:font-name="Liberation Sans" fo:font-size="11pt" fo:language="es" fo:country="MX" style:text-underline-style="none" officeooo:rsid="000537ff" style:font-size-asian="11pt" style:font-size-complex="11pt"/>
    </style:style>
    <style:style style:name="T190" style:family="text">
      <style:text-properties style:use-window-font-color="true" style:font-name="Liberation Sans" fo:font-size="11pt" fo:language="es" fo:country="MX" style:text-underline-style="none" officeooo:rsid="0052c24b" style:font-size-asian="11pt" style:font-size-complex="11pt"/>
    </style:style>
    <style:style style:name="T191" style:family="text">
      <style:text-properties style:use-window-font-color="true" style:font-name="Liberation Sans" fo:font-size="11pt" fo:language="es" fo:country="MX" officeooo:rsid="003a1239" style:font-name-asian="Liberation Mono1" style:font-size-asian="11pt" style:font-name-complex="Liberation Mono1" style:font-size-complex="11pt"/>
    </style:style>
    <style:style style:name="T192" style:family="text">
      <style:text-properties style:use-window-font-color="true" style:font-name="Liberation Sans" fo:font-size="11pt" fo:language="es" fo:country="MX" officeooo:rsid="0057871c" style:font-name-asian="Liberation Mono1" style:font-size-asian="11pt" style:font-name-complex="Liberation Mono1" style:font-size-complex="11pt"/>
    </style:style>
    <style:style style:name="T193" style:family="text">
      <style:text-properties style:use-window-font-color="true" style:font-name="Liberation Sans" fo:font-size="11pt" fo:language="es" fo:country="MX" officeooo:rsid="00629d94" style:font-name-asian="Liberation Mono1" style:font-size-asian="11pt" style:font-name-complex="Liberation Mono1" style:font-size-complex="11pt"/>
    </style:style>
    <style:style style:name="T194" style:family="text">
      <style:text-properties style:use-window-font-color="true" style:font-name="Liberation Sans" fo:font-size="11pt" fo:language="es" fo:country="MX" officeooo:rsid="0005b2bf" style:font-name-asian="Liberation Mono1" style:font-size-asian="11pt" style:font-name-complex="Liberation Mono1" style:font-size-complex="11pt"/>
    </style:style>
    <style:style style:name="T195" style:family="text">
      <style:text-properties style:use-window-font-color="true" style:font-name="Liberation Sans" fo:font-size="11pt" fo:language="es" fo:country="MX" officeooo:rsid="00293ec7" style:font-name-asian="Liberation Mono1" style:font-size-asian="11pt" style:font-name-complex="Liberation Mono1" style:font-size-complex="11pt"/>
    </style:style>
    <style:style style:name="T196" style:family="text">
      <style:text-properties style:use-window-font-color="true" style:font-name="Liberation Sans" fo:font-size="11pt" fo:language="es" fo:country="MX" officeooo:rsid="003b69a1" style:font-name-asian="Liberation Mono1" style:font-size-asian="11pt" style:font-name-complex="Liberation Mono1" style:font-size-complex="11pt"/>
    </style:style>
    <style:style style:name="T197" style:family="text">
      <style:text-properties style:use-window-font-color="true" style:font-name="Arial" fo:font-size="11pt" officeooo:rsid="000537ff" style:font-size-asian="11pt" style:font-size-complex="11pt"/>
    </style:style>
    <style:style style:name="T198" style:family="text">
      <style:text-properties style:use-window-font-color="true" style:font-name="Arial" fo:font-size="11pt" officeooo:rsid="0017e292" style:font-size-asian="11pt" style:font-size-complex="11pt"/>
    </style:style>
    <style:style style:name="T199" style:family="text">
      <style:text-properties style:use-window-font-color="true" style:font-name="Arial" fo:font-size="11pt" officeooo:rsid="00186648" style:font-size-asian="11pt" style:font-size-complex="11pt"/>
    </style:style>
    <style:style style:name="T200" style:family="text">
      <style:text-properties style:use-window-font-color="true" style:font-name="Arial" fo:font-size="11pt" officeooo:rsid="0018c6d0" style:font-size-asian="11pt" style:font-size-complex="11pt"/>
    </style:style>
    <style:style style:name="T201" style:family="text">
      <style:text-properties style:use-window-font-color="true" style:font-name="Arial" fo:font-size="11pt" officeooo:rsid="0056b2e0" style:font-size-asian="11pt" style:font-size-complex="11pt"/>
    </style:style>
    <style:style style:name="T202" style:family="text">
      <style:text-properties style:use-window-font-color="true" style:font-name="Arial" fo:font-size="11pt" officeooo:rsid="0066560d" style:font-size-asian="11pt" style:font-size-complex="11pt"/>
    </style:style>
    <style:style style:name="T203" style:family="text">
      <style:text-properties style:use-window-font-color="true" style:font-name="Arial" fo:font-size="11pt" fo:language="es" fo:country="MX" officeooo:rsid="000537ff" style:font-size-asian="11pt" style:font-size-complex="11pt"/>
    </style:style>
    <style:style style:name="T204" style:family="text">
      <style:text-properties style:use-window-font-color="true" style:font-name="Arial" fo:font-size="11pt" fo:language="es" fo:country="MX" officeooo:rsid="0057871c" style:font-size-asian="11pt" style:font-size-complex="11pt"/>
    </style:style>
    <style:style style:name="T205" style:family="text">
      <style:text-properties style:use-window-font-color="true" style:font-name="Arial" fo:font-size="11pt" fo:language="es" fo:country="MX" officeooo:rsid="005d4700" style:font-size-asian="11pt" style:font-size-complex="11pt"/>
    </style:style>
    <style:style style:name="T206" style:family="text">
      <style:text-properties style:use-window-font-color="true" style:font-name="Arial" fo:font-size="11pt" fo:language="es" fo:country="MX" officeooo:rsid="0052c24b" style:font-size-asian="11pt" style:font-size-complex="11pt"/>
    </style:style>
    <style:style style:name="T207" style:family="text">
      <style:text-properties style:use-window-font-color="true" style:font-name="Arial" fo:font-size="11pt" fo:language="es" fo:country="MX" officeooo:rsid="004fe057" style:font-size-asian="11pt" style:font-size-complex="11pt"/>
    </style:style>
    <style:style style:name="T208" style:family="text">
      <style:text-properties style:use-window-font-color="true" style:font-name="Arial" fo:font-size="11pt" fo:language="es" fo:country="MX" officeooo:rsid="000b0e40" style:font-size-asian="11pt" style:font-size-complex="11pt"/>
    </style:style>
    <style:style style:name="T209" style:family="text">
      <style:text-properties style:use-window-font-color="true" style:font-name="Arial" fo:font-size="11pt" fo:language="es" fo:country="MX" officeooo:rsid="00160749" style:font-size-asian="11pt" style:font-size-complex="11pt"/>
    </style:style>
    <style:style style:name="T210" style:family="text">
      <style:text-properties style:use-window-font-color="true" style:font-name="Arial" fo:font-size="11pt" fo:language="es" fo:country="MX" officeooo:rsid="00602e27" style:font-size-asian="11pt" style:font-size-complex="11pt"/>
    </style:style>
    <style:style style:name="T211" style:family="text">
      <style:text-properties style:use-window-font-color="true" style:font-name="Arial" fo:font-size="11pt" fo:language="es" fo:country="MX" officeooo:rsid="003992b9" style:font-size-asian="11pt" style:font-size-complex="11pt"/>
    </style:style>
    <style:style style:name="T212" style:family="text">
      <style:text-properties style:use-window-font-color="true" style:font-name="Arial" fo:font-size="11pt" fo:language="es" fo:country="MX" officeooo:rsid="0016e230" style:font-size-asian="11pt" style:font-size-complex="11pt"/>
    </style:style>
    <style:style style:name="T213" style:family="text">
      <style:text-properties style:use-window-font-color="true" style:font-name="Arial" fo:font-size="11pt" fo:language="es" fo:country="MX" officeooo:rsid="005312a3" style:font-size-asian="11pt" style:font-size-complex="11pt"/>
    </style:style>
    <style:style style:name="T214" style:family="text">
      <style:text-properties style:use-window-font-color="true" style:font-name="Arial" fo:font-size="11pt" fo:language="es" fo:country="MX" officeooo:rsid="0005b2bf" style:font-size-asian="11pt" style:font-size-complex="11pt"/>
    </style:style>
    <style:style style:name="T215" style:family="text">
      <style:text-properties style:use-window-font-color="true" style:font-name="Arial" fo:font-size="11pt" fo:language="es" fo:country="MX" fo:font-style="italic" officeooo:rsid="000537ff" style:font-size-asian="11pt" style:font-style-asian="italic" style:font-size-complex="11pt" style:font-style-complex="italic"/>
    </style:style>
    <style:style style:name="T216" style:family="text">
      <style:text-properties style:use-window-font-color="true" style:font-name="Liberation Mono" fo:font-size="11pt" officeooo:rsid="000537ff" style:font-size-asian="11pt" style:font-size-complex="11pt"/>
    </style:style>
    <style:style style:name="T217" style:family="text">
      <style:text-properties style:use-window-font-color="true" style:font-name="Liberation Mono" fo:font-size="11pt" officeooo:rsid="005558b5" style:font-size-asian="11pt" style:font-size-complex="11pt"/>
    </style:style>
    <style:style style:name="T218" style:family="text">
      <style:text-properties style:use-window-font-color="true" style:font-name="Liberation Mono" fo:font-size="11pt" officeooo:rsid="0057871c" style:font-size-asian="11pt" style:font-size-complex="11pt"/>
    </style:style>
    <style:style style:name="T219" style:family="text">
      <style:text-properties style:use-window-font-color="true" style:font-name="Liberation Mono" fo:font-size="11pt" officeooo:rsid="0066757a" style:font-size-asian="11pt" style:font-size-complex="11pt"/>
    </style:style>
    <style:style style:name="T220" style:family="text">
      <style:text-properties style:use-window-font-color="true" style:font-name="Liberation Mono" fo:font-size="11pt" officeooo:rsid="006d926c" style:font-size-asian="11pt" style:font-size-complex="11pt"/>
    </style:style>
    <style:style style:name="T221" style:family="text">
      <style:text-properties style:use-window-font-color="true" style:font-name="Liberation Mono" fo:font-size="11pt" fo:language="es" fo:country="MX" style:font-size-asian="11pt" style:font-size-complex="11pt"/>
    </style:style>
    <style:style style:name="T222" style:family="text">
      <style:text-properties style:use-window-font-color="true" style:font-name="Liberation Mono" fo:font-size="11pt" fo:language="es" fo:country="MX" officeooo:rsid="0057871c" style:font-size-asian="11pt" style:font-size-complex="11pt"/>
    </style:style>
    <style:style style:name="T223" style:family="text">
      <style:text-properties style:use-window-font-color="true" style:font-name="Liberation Mono" fo:font-size="11pt" fo:language="es" fo:country="MX" officeooo:rsid="000537ff" style:font-size-asian="11pt" style:font-size-complex="11pt"/>
    </style:style>
    <style:style style:name="T224" style:family="text">
      <style:text-properties style:use-window-font-color="true" style:font-name="Liberation Mono" fo:font-size="11pt" fo:language="es" fo:country="MX" officeooo:rsid="00629d94" style:font-size-asian="11pt" style:font-size-complex="11pt"/>
    </style:style>
    <style:style style:name="T225" style:family="text">
      <style:text-properties style:use-window-font-color="true" style:font-name="Liberation Mono" fo:font-size="11pt" fo:language="es" fo:country="MX" officeooo:rsid="0005b2bf" style:font-size-asian="11pt" style:font-size-complex="11pt"/>
    </style:style>
    <style:style style:name="T226" style:family="text">
      <style:text-properties fo:font-style="normal" fo:font-weight="normal"/>
    </style:style>
    <style:style style:name="T227" style:family="text">
      <style:text-properties fo:color="#666666" officeooo:rsid="000a8066"/>
    </style:style>
    <style:style style:name="T228" style:family="text">
      <style:text-properties fo:color="#666666" officeooo:rsid="00356808"/>
    </style:style>
    <style:style style:name="T229" style:family="text">
      <style:text-properties fo:color="#666666" style:font-name="Liberation Mono" fo:font-size="11pt" fo:language="es" fo:country="MX" fo:font-weight="bold" officeooo:rsid="000537ff" style:font-size-asian="11pt" style:font-weight-asian="bold" style:font-size-complex="11pt" style:font-weight-complex="bold"/>
    </style:style>
    <style:style style:name="T230" style:family="text">
      <style:text-properties officeooo:rsid="0015350b"/>
    </style:style>
    <style:style style:name="T231" style:family="text">
      <style:text-properties fo:color="#808080" style:font-name="Liberation Mono" fo:font-size="9pt" fo:language="es" fo:country="MX" officeooo:rsid="001dc4a4" style:font-size-asian="11pt" style:font-size-complex="11pt"/>
    </style:style>
    <style:style style:name="T232" style:family="text">
      <style:text-properties fo:color="#808080" style:font-name="Liberation Mono" fo:font-size="9pt" fo:language="es" fo:country="MX" officeooo:rsid="00625407" style:font-size-asian="11pt" style:font-size-complex="11pt"/>
    </style:style>
    <style:style style:name="T233" style:family="text">
      <style:text-properties fo:color="#808080" style:font-name="Liberation Mono" fo:font-size="9pt" fo:language="es" fo:country="MX" officeooo:rsid="001e3e7b" style:font-size-asian="11pt" style:font-size-complex="11pt"/>
    </style:style>
    <style:style style:name="T234" style:family="text">
      <style:text-properties fo:color="#808080" style:font-name="Liberation Sans" fo:font-size="14pt" style:font-size-asian="14pt" style:font-size-complex="14pt"/>
    </style:style>
    <style:style style:name="T235" style:family="text">
      <style:text-properties fo:color="#808080" style:font-name="Liberation Sans" fo:font-size="14pt" officeooo:rsid="007f5d95" style:font-size-asian="14pt" style:font-size-complex="14pt"/>
    </style:style>
    <style:style style:name="T236" style:family="text">
      <style:text-properties fo:color="#808080" style:font-name="Liberation Sans" fo:font-size="14pt" officeooo:rsid="000098e5" style:font-size-asian="14pt" style:font-size-complex="14pt"/>
    </style:style>
    <style:style style:name="T237" style:family="text">
      <style:text-properties officeooo:rsid="0029d870"/>
    </style:style>
    <style:style style:name="T238" style:family="text">
      <style:text-properties officeooo:rsid="00315e48"/>
    </style:style>
    <style:style style:name="T239" style:family="text">
      <style:text-properties officeooo:rsid="00336260"/>
    </style:style>
    <style:style style:name="T240" style:family="text">
      <style:text-properties fo:color="#000080" style:font-name="Liberation Mono" fo:font-size="11pt" style:text-underline-style="solid" style:text-underline-width="auto" style:text-underline-color="font-color" officeooo:rsid="000537ff" style:font-size-asian="11pt" style:font-size-complex="11pt"/>
    </style:style>
    <style:style style:name="T241" style:family="text">
      <style:text-properties fo:color="#000080" style:font-name="Liberation Mono" fo:font-size="11pt" fo:language="es" fo:country="MX" style:text-underline-style="solid" style:text-underline-width="auto" style:text-underline-color="font-color" officeooo:rsid="000537ff" style:font-size-asian="11pt" style:font-size-complex="11pt"/>
    </style:style>
    <style:style style:name="T242" style:family="text">
      <style:text-properties fo:color="#000080" style:font-name="Liberation Mono" fo:font-size="11pt" fo:language="es" fo:country="MX" style:text-underline-style="solid" style:text-underline-width="auto" style:text-underline-color="font-color" officeooo:rsid="0052c24b" style:font-size-asian="11pt" style:font-size-complex="11pt"/>
    </style:style>
    <style:style style:name="T243" style:family="text">
      <style:text-properties fo:color="#000080" style:font-name="Liberation Mono" fo:font-size="11pt" fo:language="es" fo:country="MX" style:text-underline-style="solid" style:text-underline-width="auto" style:text-underline-color="font-color" officeooo:rsid="0005b2bf" style:font-size-asian="11pt" style:font-size-complex="11pt"/>
    </style:style>
    <style:style style:name="T244" style:family="text">
      <style:text-properties fo:color="#000080" fo:font-size="11pt" fo:language="es" fo:country="MX" style:text-underline-style="solid" style:text-underline-width="auto" style:text-underline-color="font-color" style:font-size-asian="11pt" style:font-size-complex="11pt"/>
    </style:style>
    <style:style style:name="T245" style:family="text">
      <style:text-properties style:font-name="Liberation Mono" fo:font-size="11pt" fo:language="es" fo:country="MX" style:font-size-asian="11pt" style:font-size-complex="11pt"/>
    </style:style>
    <style:style style:name="T246" style:family="text">
      <style:text-properties style:font-name="Liberation Mono" fo:font-size="11pt" fo:language="es" fo:country="MX" officeooo:rsid="00329b34" style:font-size-asian="11pt" style:font-size-complex="11pt"/>
    </style:style>
    <style:style style:name="T247" style:family="text">
      <style:text-properties officeooo:rsid="004b1b96"/>
    </style:style>
    <style:style style:name="T248" style:family="text">
      <style:text-properties officeooo:rsid="00794e98"/>
    </style:style>
    <style:style style:name="T249" style:family="text">
      <style:text-properties officeooo:rsid="007f5d95"/>
    </style:style>
    <style:style style:name="T250" style:family="text">
      <style:text-properties fo:font-size="11pt" fo:language="es" fo:country="MX" style:font-size-asian="11pt" style:font-size-complex="11pt"/>
    </style:style>
    <style:style style:name="T251" style:family="text">
      <style:text-properties officeooo:rsid="008775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as.POSIX* {base} <text:span text:style-name="T227">a.POSIX</text:span><text:span text:style-name="T228">*</text:span></text:p>
          </table:table-cell>
          <table:table-cell table:style-name="Table1.A1" office:value-type="string">
            <text:p text:style-name="P24">Documentación de R</text:p>
          </table:table-cell>
        </table:table-row>
      </table:table>
      <text:p text:style-name="P18"/>
      <text:p text:style-name="P19"><text:span text:style-name="T92">Funciones </text:span><text:span text:style-name="T93">para</text:span><text:span text:style-name="T92"> </text:span><text:span text:style-name="T94">c</text:span><text:span text:style-name="T95">onvertir</text:span><text:span text:style-name="T92"> </text:span><text:span text:style-name="T96">objetos </text:span><text:span text:style-name="T97">a una </text:span><text:span text:style-name="T96">de</text:span><text:span text:style-name="T92"> </text:span><text:span text:style-name="T96">las</text:span><text:span text:style-name="T92"> clases </text:span><text:span text:style-name="Source_20_Text"><text:span text:style-name="T142">POSIXt</text:span></text:span><text:span text:style-name="T97"> </text:span><text:span text:style-name="T92">de fecha-hora</text:span></text:p>
      <text:h text:style-name="P34" text:outline-level="2"><text:bookmark-start text:name="__RefHeading___Toc4638_4082535359"/><text:span text:style-name="T146">1. </text:span><text:span text:style-name="T145">De</text:span><text:span text:style-name="T147">finición</text:span><text:bookmark-end text:name="__RefHeading___Toc4638_4082535359"/></text:h>
      <text:p text:style-name="P13"><text:span text:style-name="T123">as.POSIXct</text:span><text:span text:style-name="T18"> </text:span><text:span text:style-name="T19">y </text:span><text:span text:style-name="T124">as.POSIXlt</text:span><text:span text:style-name="T19"> son f</text:span><text:span text:style-name="T18">unciones </text:span><text:span text:style-name="T105">para </text:span><text:span text:style-name="T106">convertir</text:span><text:span text:style-name="T105"> objetos </text:span><text:span text:style-name="T107">de clases que</text:span><text:span text:style-name="T105"> represent</text:span><text:span text:style-name="T108">e</text:span><text:span text:style-name="T105">n f</text:span><text:span text:style-name="T109">echas y horas</text:span><text:span text:style-name="T105"> </text:span><text:span text:style-name="T109">en </text:span><text:span text:style-name="T105">el calendario,</text:span><text:span text:style-name="Source_20_Text"><text:span text:style-name="T18"> </text:span></text:span><text:span text:style-name="Source_20_Text"><text:span text:style-name="T19">e incluso, </text:span></text:span><text:span text:style-name="Source_20_Text"><text:span text:style-name="T20">para </text:span></text:span><text:span text:style-name="Source_20_Text"><text:span text:style-name="T21">convertir</text:span></text:span><text:span text:style-name="Source_20_Text"><text:span text:style-name="T19"> </text:span></text:span><text:span text:style-name="Source_20_Text"><text:span text:style-name="T72">o</text:span></text:span><text:span text:style-name="Source_20_Text"><text:span text:style-name="T73">bjetos</text:span></text:span><text:span text:style-name="Source_20_Text"><text:span text:style-name="T22"> numéricos y</text:span></text:span><text:span text:style-name="Source_20_Text"><text:span text:style-name="T19"> </text:span></text:span><text:span text:style-name="Source_20_Text"><text:span text:style-name="T20">ciertas </text:span></text:span><text:span text:style-name="Source_20_Text"><text:span text:style-name="T19">cadenas de caracteres </text:span></text:span><text:span text:style-name="Source_20_Text"><text:span text:style-name="T74">q</text:span></text:span><text:span text:style-name="Source_20_Text"><text:span text:style-name="T75">ue las representen</text:span></text:span><text:span text:style-name="Source_20_Text"><text:span text:style-name="T19">,</text:span></text:span><text:span text:style-name="T105"> </text:span><text:span text:style-name="T19">en </text:span><text:span text:style-name="T23">objetos de u</text:span><text:span text:style-name="T19">na de las dos clases principales de </text:span><text:span text:style-name="T24">objetos de</text:span><text:span text:style-name="T19"> fecha-hora de </text:span><text:span text:style-name="T153">R</text:span><text:span text:style-name="T19">: </text:span><text:span text:style-name="Source_20_Text"><text:span text:style-name="T123">"POSIXct"</text:span></text:span><text:span text:style-name="Source_20_Text"><text:span text:style-name="T18"> </text:span></text:span><text:span text:style-name="Source_20_Text"><text:span text:style-name="T21">y</text:span></text:span><text:span text:style-name="Source_20_Text"><text:span text:style-name="T19"> </text:span></text:span><text:span text:style-name="Source_20_Text"><text:span text:style-name="T123">"POSIXlt"</text:span></text:span><text:span text:style-name="Source_20_Text"><text:span text:style-name="T18">,</text:span></text:span><text:span text:style-name="Source_20_Text"><text:span text:style-name="T123"> </text:span></text:span><text:span text:style-name="Source_20_Text"><text:span text:style-name="T19">respectivamente. Para mayor información sobre </text:span></text:span><text:span text:style-name="Source_20_Text"><text:span text:style-name="T25">el significado y diferencias entre estas </text:span></text:span><text:span text:style-name="Source_20_Text"><text:span text:style-name="T19">clases de fecha-hora en </text:span></text:span><text:span text:style-name="Source_20_Text"><text:span text:style-name="T153">R</text:span></text:span><text:span text:style-name="Source_20_Text"><text:span text:style-name="T19">, </text:span></text:span><text:span text:style-name="Source_20_Text"><text:span text:style-name="T25">por favor </text:span></text:span><text:span text:style-name="Source_20_Text"><text:span text:style-name="T70">consulte</text:span></text:span><text:span text:style-name="Source_20_Text"><text:span text:style-name="T19"> </text:span></text:span><text:span text:style-name="Source_20_Text"><text:span text:style-name="T244">DateTimeClasses</text:span></text:span><text:span text:style-name="Source_20_Text"><text:span text:style-name="T250">.</text:span></text:span></text:p>
      <text:h text:style-name="P35" text:outline-level="2"><text:bookmark-start text:name="__RefHeading___Toc4640_4082535359"/><text:span text:style-name="T235">2. </text:span><text:span text:style-name="T234">U</text:span><text:span text:style-name="T236">tilización</text:span><text:bookmark-end text:name="__RefHeading___Toc4640_4082535359"/></text:h>
      <text:p text:style-name="P50">as.POSIXct(x, tz = "", ...)</text:p>
      <text:p text:style-name="P42">as.POSIXlt(x, tz = "", ...)</text:p>
      <text:p text:style-name="P45"/>
      <text:p text:style-name="P46"><text:span text:style-name="T98">## </text:span><text:span text:style-name="T99">Método de S3 para la clase </text:span><text:span text:style-name="T98">'character'</text:span></text:p>
      <text:p text:style-name="P42">as.POSIXlt(x, tz = "", format,</text:p>
      <text:p text:style-name="P44"><text:s text:c="11"/><text:span text:style-name="T226">tryFormats = c("%Y-%m-%d %H:%M:%OS",</text:span></text:p>
      <text:p text:style-name="P44"><text:s text:c="26"/><text:span text:style-name="T226">"%Y/%m/%d %H:%M:%OS",</text:span></text:p>
      <text:p text:style-name="P44"><text:s text:c="26"/><text:span text:style-name="T226">"%Y-%m-%d %H:%M",</text:span></text:p>
      <text:p text:style-name="P44"><text:s text:c="26"/><text:span text:style-name="T226">"%Y/%m/%d %H:%M",</text:span></text:p>
      <text:p text:style-name="P44"><text:s text:c="26"/><text:span text:style-name="T226">"%Y-%m-%d",</text:span></text:p>
      <text:p text:style-name="P44"><text:s text:c="26"/><text:span text:style-name="T226">"%Y/%m/%d"),</text:span></text:p>
      <text:p text:style-name="P44"><text:s text:c="11"/><text:span text:style-name="T226">optional = FALSE, ...)</text:span></text:p>
      <text:p text:style-name="P42"/>
      <text:p text:style-name="P46"><text:span text:style-name="T98">## </text:span><text:span text:style-name="T101">Método por omisión de S3:</text:span></text:p>
      <text:p text:style-name="P42">as.POSIXlt(x, tz = "",</text:p>
      <text:p text:style-name="P44"><text:s text:c="11"/><text:span text:style-name="T226">optional = FALSE, ...)</text:span></text:p>
      <text:p text:style-name="P43"/>
      <text:p text:style-name="P47"><text:span text:style-name="T98">## </text:span><text:span text:style-name="T100">Método de S3 para la clase '</text:span><text:span text:style-name="T98">numeric'</text:span></text:p>
      <text:p text:style-name="P42">as.POSIXlt(x, tz = "", origin, ...)</text:p>
      <text:p text:style-name="P45"/>
      <text:p text:style-name="P46"><text:span text:style-name="T98">## </text:span><text:span text:style-name="T100">Método de S3 para la clase </text:span><text:span text:style-name="T98">'POSIXlt'</text:span></text:p>
      <text:p text:style-name="P54">as.double(x, ...)</text:p>
      <text:h text:style-name="P37" text:outline-level="2"><text:bookmark-start text:name="__RefHeading___Toc4642_4082535359"/><text:span text:style-name="T249">3. </text:span>Argument<text:span text:style-name="T230">o</text:span>s<text:bookmark-end text:name="__RefHeading___Toc4642_408253535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221">x</text:span></text:span></text:p>
            <text:p text:style-name="P20"><text:span text:style-name="Source_20_Text"><text:span text:style-name="T231">x</text:span></text:span></text:p>
          </table:table-cell>
          <table:table-cell table:style-name="Table2.A1" office:value-type="string">
            <text:p text:style-name="P27"><text:span text:style-name="T173">Un objeto de </text:span><text:span text:style-name="T229">R</text:span><text:span text:style-name="T174"> </text:span><text:span text:style-name="T203">de la</text:span><text:span text:style-name="T204">s</text:span><text:span text:style-name="T203"> clase</text:span><text:span text:style-name="T204">s</text:span><text:span text:style-name="T203"> </text:span><text:span text:style-name="Source_20_Text"><text:span text:style-name="T123">"POSIX</text:span></text:span><text:span text:style-name="Source_20_Text"><text:span text:style-name="T125">c</text:span></text:span><text:span text:style-name="Source_20_Text"><text:span text:style-name="T123">t"</text:span></text:span><text:span text:style-name="Source_20_Text"><text:span text:style-name="T18">, </text:span></text:span><text:span text:style-name="Source_20_Text"><text:span text:style-name="T123">"POSIXlt"</text:span></text:span><text:span text:style-name="Source_20_Text"><text:span text:style-name="T18"> </text:span></text:span><text:span text:style-name="Source_20_Text"><text:span text:style-name="T26">o</text:span></text:span><text:span text:style-name="Source_20_Text"><text:span text:style-name="T23"> </text:span></text:span><text:span text:style-name="Source_20_Text"><text:span text:style-name="T123">"</text:span></text:span><text:span text:style-name="Source_20_Text"><text:span text:style-name="T126">Date</text:span></text:span><text:span text:style-name="Source_20_Text"><text:span text:style-name="T123">"</text:span></text:span><text:span text:style-name="Source_20_Text"><text:span text:style-name="T110">. </text:span></text:span><text:span text:style-name="Source_20_Text"><text:span text:style-name="T111">También, </text:span></text:span><text:span text:style-name="Source_20_Text"><text:span text:style-name="T112">podrán ser objetos </text:span></text:span><text:span text:style-name="Source_20_Text"><text:span text:style-name="T113">d</text:span></text:span><text:span text:style-name="Source_20_Text"><text:span text:style-name="T114">e tipo</text:span></text:span><text:span text:style-name="T204"> vector numérico </text:span><text:span text:style-name="T205">(</text:span><text:span text:style-name="T204">e</text:span><text:span text:style-name="T205">n este caso, siempre y cuando</text:span><text:span text:style-name="T204"> se p</text:span><text:span text:style-name="T205">rovea</text:span><text:span text:style-name="T204"> el argumento </text:span><text:span text:style-name="T222">origin</text:span><text:span text:style-name="T175">) </text:span><text:span text:style-name="T176">o de </text:span><text:span text:style-name="Source_20_Text"><text:span text:style-name="T112">tipo</text:span></text:span><text:span text:style-name="T206"> </text:span><text:span text:style-name="T203">cadena de caracteres en un </text:span><text:span text:style-name="T207">formato</text:span><text:span text:style-name="T206"> de fecha-hora estándar reconocido por el sistema,</text:span><text:span text:style-name="T175"> para ser convertido</text:span><text:span text:style-name="T176">s</text:span><text:span text:style-name="T175"> a una de las clases de </text:span><text:span text:style-name="Source_20_Text"><text:span text:style-name="T123">"POSIXt"</text:span></text:span><text:span text:style-name="T204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tz</text:span></text:span></text:p>
            <text:p text:style-name="P20"><text:span text:style-name="Source_20_Text"><text:span text:style-name="T231">hh</text:span></text:span></text:p>
          </table:table-cell>
          <table:table-cell table:style-name="Table2.A1" office:value-type="string">
            <text:p text:style-name="P26"><text:span text:style-name="T203">Especificación del huso horario </text:span><text:span text:style-name="T208">que será</text:span><text:span text:style-name="T203"> utilizado para </text:span><text:span text:style-name="T209">realizar la</text:span><text:span text:style-name="T203"> conversión </text:span><text:span text:style-name="T206">a la clase </text:span><text:span text:style-name="T210">de fecha-hora</text:span><text:span text:style-name="T203">, </text:span><text:span text:style-name="T215">en caso de que uno sea requerido</text:span><text:span text:style-name="T203">. </text:span><text:span text:style-name="T206">Las denominaciones de </text:span><text:soft-page-break/><text:span text:style-name="T206">los husos horarios s</text:span><text:span text:style-name="T211">on específic</text:span><text:span text:style-name="T206">a</text:span><text:span text:style-name="T211">s</text:span><text:span text:style-name="T203"> </text:span><text:span text:style-name="T206">para</text:span><text:span text:style-name="T212"> </text:span><text:span text:style-name="T203">cada sistema </text:span><text:span text:style-name="T208">operativo</text:span><text:span text:style-name="T203"> (véase</text:span><text:span text:style-name="T174"> </text:span><text:span text:style-name="T241">timezones</text:span><text:span text:style-name="T189"> </text:span><text:span text:style-name="T190">y </text:span><text:span text:style-name="T242">OlsonNames</text:span><text:span text:style-name="T203">), pero </text:span><text:span text:style-name="T206">la cadena de caracteres vacía</text:span><text:span text:style-name="T174"> </text:span><text:span text:style-name="Source_20_Text"><text:span text:style-name="T223">""</text:span></text:span><text:span text:style-name="Source_20_Text"><text:span text:style-name="T174"> </text:span></text:span><text:span text:style-name="Source_20_Text"><text:span text:style-name="T177">será </text:span></text:span><text:span text:style-name="Source_20_Text"><text:span text:style-name="T178">interpretada como</text:span></text:span><text:span text:style-name="Source_20_Text"><text:span text:style-name="T203"> </text:span></text:span><text:span text:style-name="Source_20_Text"><text:span text:style-name="T206">si se especificara </text:span></text:span><text:span text:style-name="Source_20_Text"><text:span text:style-name="T203">el huso horario actual. </text:span></text:span><text:span text:style-name="Source_20_Text"><text:span text:style-name="T206">Los valores inválidos </text:span></text:span><text:span text:style-name="Source_20_Text"><text:span text:style-name="T213">o la </text:span></text:span><text:span text:style-name="Source_20_Text"><text:span text:style-name="T206">cadena </text:span></text:span><text:span text:style-name="Source_20_Text"><text:span text:style-name="T213">de caracteres</text:span></text:span><text:span text:style-name="Source_20_Text"><text:span text:style-name="T174"> </text:span></text:span><text:span text:style-name="Source_20_Text"><text:span text:style-name="T223">"GMT"</text:span></text:span><text:span text:style-name="Source_20_Text"><text:span text:style-name="T174"> </text:span></text:span><text:span text:style-name="Source_20_Text"><text:span text:style-name="T191">equivaldrá</text:span></text:span><text:span text:style-name="Source_20_Text"><text:span text:style-name="T212"> a </text:span></text:span><text:span text:style-name="Source_20_Text"><text:span text:style-name="T206">especificar el huso horario </text:span></text:span><text:span text:style-name="Source_20_Text"><text:span text:style-name="T203">UTC, </text:span></text:span><text:span text:style-name="Source_20_Text"><text:span text:style-name="T213">con la posible aparición de una advertencia en algunas plataformas para valores inválidos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...</text:span></text:span></text:p>
            <text:p text:style-name="P20"><text:span text:style-name="Source_20_Text"><text:span text:style-name="T231">otros.argumentos</text:span></text:span></text:p>
          </table:table-cell>
          <table:table-cell table:style-name="Table2.A1" office:value-type="string">
            <text:p text:style-name="P29">Otros argumentos para pasarse desde o hacia otros método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format</text:span></text:span></text:p>
            <text:p text:style-name="P22"><text:span text:style-name="Source_20_Text"><text:span text:style-name="T232">f</text:span></text:span><text:span text:style-name="Source_20_Text"><text:span text:style-name="T231">ormato</text:span></text:span></text:p>
          </table:table-cell>
          <table:table-cell table:style-name="Table2.A1" office:value-type="string">
            <text:p text:style-name="P30"><text:span text:style-name="T160">Cadena de caracteres que </text:span><text:span text:style-name="T162">aporta</text:span><text:span text:style-name="T168">rá</text:span><text:span text:style-name="T160"> l</text:span><text:span text:style-name="T171">a</text:span><text:span text:style-name="T165"> especifica</text:span><text:span text:style-name="T171">ción</text:span><text:span text:style-name="T165"> </text:span><text:span text:style-name="T169">de conversión (también llamad</text:span><text:span text:style-name="T172">a</text:span><text:span text:style-name="T169"> </text:span><text:span text:style-name="T165">de formato</text:span><text:span text:style-name="T169">)</text:span><text:span text:style-name="T160"> de fecha-hora </text:span><text:span text:style-name="T165">(por ejemplo, </text:span><text:span text:style-name="T217">%Y-%m-%d</text:span><text:span text:style-name="T165">) </text:span><text:span text:style-name="T160">como </text:span><text:span text:style-name="T165">los</text:span><text:span text:style-name="T160"> utilizado</text:span><text:span text:style-name="T165">s</text:span><text:span text:style-name="T160"> por </text:span><text:span text:style-name="T240">strptime</text:span><text:span text:style-name="T160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tryFormats</text:span></text:span></text:p>
            <text:p text:style-name="P20"><text:span text:style-name="Source_20_Text"><text:span text:style-name="T231">probarFormatos</text:span></text:span></text:p>
          </table:table-cell>
          <table:table-cell table:style-name="Table2.A1" office:value-type="string">
            <text:p text:style-name="P31"><text:span text:style-name="T160">V</text:span><text:span text:style-name="T197">ector</text:span><text:span text:style-name="T199"> </text:span><text:span text:style-name="T200">con cadenas de </text:span><text:span text:style-name="T197">caracteres </text:span><text:span text:style-name="T198">con</text:span><text:span text:style-name="T200"> </text:span><text:span text:style-name="T201">diferentes especificaciones de </text:span><text:span text:style-name="T202">conversión</text:span><text:span text:style-name="T200"> de</text:span><text:span text:style-name="T199"> fecha-hora</text:span><text:span text:style-name="T198"> </text:span><text:span text:style-name="T197">en caso de que</text:span><text:span text:style-name="T160"> </text:span><text:span text:style-name="T216">format</text:span><text:span text:style-name="T160"> no </text:span><text:span text:style-name="T166">haya sido</text:span><text:span text:style-name="T160"> especificado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optional</text:span></text:span></text:p>
            <text:p text:style-name="P21"><text:span text:style-name="Source_20_Text"><text:span text:style-name="T233">opcional</text:span></text:span></text:p>
          </table:table-cell>
          <table:table-cell table:style-name="Table2.A1" office:value-type="string">
            <text:p text:style-name="P32"><text:span text:style-name="T160">Valor lógico que, </text:span><text:span text:style-name="T167">si es verdadero (</text:span><text:span text:style-name="T218">TRUE</text:span><text:span text:style-name="T167">), </text:span><text:span text:style-name="T160">devolverá </text:span><text:span text:style-name="T163">un valor no disponible</text:span><text:span text:style-name="T160"> </text:span><text:span text:style-name="T170">(</text:span><text:span text:style-name="T216">NA</text:span><text:span text:style-name="T220">)</text:span><text:span text:style-name="T160"> </text:span><text:span text:style-name="T167">en caso de no</text:span><text:span text:style-name="T160"> t</text:span><text:span text:style-name="T167">ener</text:span><text:span text:style-name="T160"> éxito a</text:span><text:span text:style-name="T161">divinando</text:span><text:span text:style-name="T160"> el formato </text:span><text:span text:style-name="T164">de la fecha</text:span><text:span text:style-name="T160">. </text:span><text:span text:style-name="T167">Si el valor es falso (</text:span><text:span text:style-name="T218">F</text:span><text:span text:style-name="T219">ALSE</text:span><text:span text:style-name="T167">) notificará que ha ocurrido un error en la conversión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21">origin</text:span></text:span></text:p>
            <text:p text:style-name="P25">origen</text:p>
          </table:table-cell>
          <table:table-cell table:style-name="Table2.A1" office:value-type="string">
            <text:p text:style-name="P28"><text:span text:style-name="T174">Un objeto de </text:span><text:span text:style-name="T179">clase</text:span><text:span text:style-name="T174"> fecha-hora </text:span><text:span text:style-name="T180">con el cual</text:span><text:span text:style-name="Source_20_Text"><text:span text:style-name="T179"> se interpretarán los valores numéricos proveídos </text:span></text:span><text:span text:style-name="Source_20_Text"><text:span text:style-name="T180">a</text:span></text:span><text:span text:style-name="Source_20_Text"><text:span text:style-name="T179"> </text:span></text:span><text:span text:style-name="Source_20_Text"><text:span text:style-name="T224">x</text:span></text:span><text:span text:style-name="Source_20_Text"><text:span text:style-name="T179">. </text:span></text:span><text:span text:style-name="Source_20_Text"><text:span text:style-name="T180">También, </text:span></text:span><text:span text:style-name="Source_20_Text"><text:span text:style-name="T181">una cadena de caracteres </text:span></text:span><text:span text:style-name="T174">que pueda ser constreñid</text:span><text:span text:style-name="T181">a</text:span><text:span text:style-name="T174"> por </text:span><text:span text:style-name="T223">as.POSIXct(tz = </text:span><text:span text:style-name="Source_20_Text"><text:span text:style-name="T223">"GMT")</text:span></text:span><text:span text:style-name="Source_20_Text"><text:span text:style-name="T174"> como un objeto de tal clase. </text:span></text:span><text:span text:style-name="Source_20_Text"><text:span text:style-name="T180">Este argumento</text:span></text:span><text:span text:style-name="Source_20_Text"><text:span text:style-name="T174"> </text:span></text:span><text:span text:style-name="Source_20_Text"><text:span text:style-name="T181">señala la fecha-hora </text:span></text:span><text:span text:style-name="Source_20_Text"><text:span text:style-name="T180">de origen</text:span></text:span><text:span text:style-name="Source_20_Text"><text:span text:style-name="T181"> exacta desde la cual se </text:span></text:span><text:span text:style-name="Source_20_Text"><text:span text:style-name="T192">e</text:span></text:span><text:span text:style-name="Source_20_Text"><text:span text:style-name="T193">mpezarán a contar</text:span></text:span><text:span text:style-name="Source_20_Text"><text:span text:style-name="T181"> los segundos </text:span></text:span><text:span text:style-name="Source_20_Text"><text:span text:style-name="T180">transcurridos</text:span></text:span><text:span text:style-name="Source_20_Text"><text:span text:style-name="T181">.</text:span></text:span></text:p>
          </table:table-cell>
        </table:table-row>
      </table:table>
      <text:h text:style-name="P39" text:outline-level="2"><text:bookmark-start text:name="__RefHeading___Toc4644_4082535359"/><text:span text:style-name="T158">4. </text:span><text:span text:style-name="T157">Deta</text:span><text:span text:style-name="T159">lles</text:span><text:bookmark-end text:name="__RefHeading___Toc4644_4082535359"/></text:h>
      <text:p text:style-name="P9"><text:span text:style-name="T27">Las funciones </text:span><text:span text:style-name="T127">as.POSIX</text:span><text:span text:style-name="T128">ct</text:span><text:span text:style-name="T28"> y </text:span><text:span text:style-name="T128">as.POSIXlt</text:span><text:span text:style-name="T27"> convierten objetos </text:span><text:span text:style-name="T29">de </text:span><text:span text:style-name="T144">R</text:span><text:span text:style-name="T27"> a una de las clases </text:span><text:span text:style-name="Source_20_Text"><text:span text:style-name="T127">"</text:span></text:span><text:span text:style-name="T128">POSIXt</text:span><text:span text:style-name="Source_20_Text"><text:span text:style-name="T127">"</text:span></text:span><text:span text:style-name="T27"> utilizadas para representar </text:span><text:span text:style-name="T29">objetos de </text:span><text:span text:style-name="T27">fecha-hora, </text:span><text:span text:style-name="T29">es decir, </text:span><text:span text:style-name="T27">fechas del calendario </text:span><text:span text:style-name="T28">c</text:span><text:span text:style-name="T30">on</text:span><text:span text:style-name="T27"> la hora redondeada al segundo más cercano </text:span><text:span text:style-name="T30">añadida</text:span><text:span text:style-name="T27">. </text:span><text:span text:style-name="T31">Estas funciones p</text:span><text:span text:style-name="T27">uede</text:span><text:span text:style-name="T32">n </text:span><text:span text:style-name="T27">convertir objetos de </text:span><text:span text:style-name="T31">cualquiera de las clases </text:span><text:span text:style-name="Source_20_Text"><text:span text:style-name="T127">"</text:span></text:span><text:span text:style-name="T129">POSIXt</text:span><text:span text:style-name="Source_20_Text"><text:span text:style-name="T127">"</text:span></text:span><text:span text:style-name="T103"> </text:span><text:span text:style-name="T27">y de la clase </text:span><text:span text:style-name="Source_20_Text"><text:span text:style-name="T127">"</text:span></text:span><text:span text:style-name="T127">Date</text:span><text:span text:style-name="Source_20_Text"><text:span text:style-name="T127">"</text:span></text:span><text:span text:style-name="T102"> </text:span><text:span text:style-name="T27">a u</text:span><text:span text:style-name="T31">na de las</text:span><text:span text:style-name="T29"> clase</text:span><text:span text:style-name="T31">s </text:span><text:span text:style-name="Source_20_Text"><text:span text:style-name="T127">"</text:span></text:span><text:span text:style-name="T129">POSIXt</text:span><text:span text:style-name="Source_20_Text"><text:span text:style-name="T127">"</text:span></text:span><text:span text:style-name="T27">. Las fechas sin hora s</text:span><text:span text:style-name="T30">erán</text:span><text:span text:style-name="T27"> tratadas como si </text:span><text:span text:style-name="T33">todas</text:span><text:span text:style-name="T27"> </text:span><text:span text:style-name="T28">t</text:span><text:span text:style-name="T33">uvieran añadida</text:span><text:span text:style-name="T27"> la medianoche en el huso </text:span><text:span text:style-name="T29">horario</text:span><text:span text:style-name="T27"> UTC.</text:span></text:p>
      <text:p text:style-name="P10"><text:span text:style-name="Source_20_Text"><text:span text:style-name="T34">Si cuenta con una fecha-hora numérica </text:span></text:span><text:span text:style-name="Source_20_Text"><text:span text:style-name="T76">e</text:span></text:span><text:span text:style-name="Source_20_Text"><text:span text:style-name="T77">xpresada como</text:span></text:span><text:span text:style-name="Source_20_Text"><text:span text:style-name="T34"> el número de segundos desde una época, </text:span></text:span><text:span text:style-name="Source_20_Text"><text:span text:style-name="T35">señale, </text:span></text:span><text:span text:style-name="Source_20_Text"><text:span text:style-name="T36">con el argumento </text:span></text:span><text:span text:style-name="Source_20_Text"><text:span text:style-name="T130">origin</text:span></text:span><text:span text:style-name="Source_20_Text"><text:span text:style-name="T36">,</text:span></text:span><text:span text:style-name="Source_20_Text"><text:span text:style-name="T35"> una fecha de origen en formato ISO 8601 </text:span></text:span><text:span text:style-name="Source_20_Text"><text:span text:style-name="T36">(por ejemplo, </text:span></text:span><text:span text:style-name="Source_20_Text"><text:span text:style-name="T127">"2001-</text:span></text:span><text:span text:style-name="Source_20_Text"><text:span text:style-name="T131">1</text:span></text:span><text:span text:style-name="Source_20_Text"><text:span text:style-name="T127">2-</text:span></text:span><text:span text:style-name="Source_20_Text"><text:span text:style-name="T131">27</text:span></text:span><text:span text:style-name="Source_20_Text"><text:span text:style-name="T127">"</text:span></text:span><text:span text:style-name="Source_20_Text"><text:span text:style-name="T130">)</text:span></text:span><text:span text:style-name="Source_20_Text"><text:span text:style-name="T34"> </text:span></text:span><text:span text:style-name="Source_20_Text"><text:span text:style-name="T35">a partir de la cual contar los segundos. Para saber cómo, p</text:span></text:span><text:span text:style-name="Source_20_Text"><text:span text:style-name="T34">or favor vea l</text:span></text:span><text:span text:style-name="Source_20_Text"><text:span text:style-name="T37">a sección</text:span></text:span><text:span text:style-name="Source_20_Text"><text:span text:style-name="T34"> </text:span></text:span><text:span text:style-name="Source_20_Text"><text:span text:style-name="T151">E</text:span></text:span><text:span text:style-name="Source_20_Text"><text:span text:style-name="T152">jemplos</text:span></text:span><text:span text:style-name="Source_20_Text"><text:span text:style-name="T34">.</text:span></text:span></text:p>
      <text:p text:style-name="P12"><text:span text:style-name="T38">Estas funciones también pueden</text:span><text:span text:style-name="T27"> convertir cadenas de caracteres </text:span><text:span text:style-name="T39">en</text:span><text:span text:style-name="T27"> los formatos </text:span><text:span text:style-name="Source_20_Text"><text:span text:style-name="T127">"2001-02-03" </text:span></text:span><text:span text:style-name="Source_20_Text"><text:span text:style-name="T132">(</text:span></text:span><text:span text:style-name="Source_20_Text"><text:span text:style-name="T127">"%</text:span></text:span><text:span text:style-name="Source_20_Text"><text:span text:style-name="T132">Y-%m-%d)</text:span></text:span><text:span text:style-name="Source_20_Text"><text:span text:style-name="T40"> </text:span></text:span><text:span text:style-name="Source_20_Text"><text:span text:style-name="T27"><text:s/>y </text:span></text:span><text:span text:style-name="Source_20_Text"><text:span text:style-name="T127">"2001/02/03"</text:span></text:span><text:span text:style-name="Source_20_Text"><text:span text:style-name="T27"> </text:span></text:span><text:span text:style-name="Source_20_Text"><text:span text:style-name="T132">(</text:span></text:span><text:span text:style-name="Source_20_Text"><text:span text:style-name="T127">"%</text:span></text:span><text:span text:style-name="Source_20_Text"><text:span text:style-name="T132">Y/%m/%d)</text:span></text:span><text:span text:style-name="Source_20_Text"><text:span text:style-name="T40"> </text:span></text:span><text:span text:style-name="Source_20_Text"><text:span text:style-name="T27">seguidas, opcionalmente, por un espacio en blanco </text:span></text:span><text:span text:style-name="Source_20_Text"><text:span text:style-name="T78">y</text:span></text:span><text:span text:style-name="Source_20_Text"><text:span text:style-name="T27"> un</text:span></text:span><text:span text:style-name="Source_20_Text"><text:span text:style-name="T41">a</text:span></text:span><text:span text:style-name="Source_20_Text"><text:span text:style-name="T27"> hora en el formato </text:span></text:span><text:span text:style-name="Source_20_Text"><text:span text:style-name="T127">"14:52"</text:span></text:span><text:span text:style-name="Source_20_Text"><text:span text:style-name="T27"> </text:span></text:span><text:span text:style-name="Source_20_Text"><text:span text:style-name="T132">(</text:span></text:span><text:span text:style-name="Source_20_Text"><text:span text:style-name="T127">"%</text:span></text:span><text:span text:style-name="Source_20_Text"><text:span text:style-name="T132">H:%M)</text:span></text:span><text:span text:style-name="Source_20_Text"><text:span text:style-name="T27"> <text:s/>o </text:span></text:span><text:span text:style-name="Source_20_Text"><text:span text:style-name="T127">"14:52:03"</text:span></text:span><text:span text:style-name="Source_20_Text"><text:span text:style-name="T27"> </text:span></text:span><text:span text:style-name="Source_20_Text"><text:span text:style-name="T132">(</text:span></text:span><text:span text:style-name="Source_20_Text"><text:span text:style-name="T127">"%</text:span></text:span><text:span text:style-name="Source_20_Text"><text:span text:style-name="T132">H:%M:%S)</text:span></text:span><text:span text:style-name="Source_20_Text"><text:span text:style-name="T27">. Formatos tales como </text:span></text:span><text:span text:style-name="Source_20_Text"><text:span text:style-name="T127">"01/02/03"</text:span></text:span><text:span text:style-name="Source_20_Text"><text:span text:style-name="T27"> </text:span></text:span><text:span text:style-name="Source_20_Text"><text:span text:style-name="T42">son ambiguos pero pueden ser convertidos por medio de una especificación de formato con </text:span></text:span><text:span text:style-name="Source_20_Text"><text:span text:style-name="T133">strptime</text:span></text:span><text:span text:style-name="Source_20_Text"><text:span text:style-name="T42">. Los segundos fraccionarios </text:span></text:span><text:span text:style-name="Source_20_Text"><text:span text:style-name="T43">también están</text:span></text:span><text:span text:style-name="Source_20_Text"><text:span text:style-name="T42"> permitidos.</text:span></text:span></text:p>
      <text:p text:style-name="P11"><text:span text:style-name="Source_20_Text"><text:span text:style-name="T44">Los </text:span></text:span><text:span text:style-name="Source_20_Text"><text:span text:style-name="T35">v</text:span></text:span><text:span text:style-name="Source_20_Text"><text:span text:style-name="T42">alores no disponibles </text:span></text:span><text:span text:style-name="Source_20_Text"><text:span text:style-name="T38">(</text:span></text:span><text:span text:style-name="Source_20_Text"><text:span text:style-name="T133">NA</text:span></text:span><text:span text:style-name="Source_20_Text"><text:span text:style-name="T38">)</text:span></text:span><text:span text:style-name="Source_20_Text"><text:span text:style-name="T42"> e</text:span></text:span><text:span text:style-name="Source_20_Text"><text:span text:style-name="T35">n </text:span></text:span><text:span text:style-name="Source_20_Text"><text:span text:style-name="T42">vectores lógicos po</text:span></text:span><text:span text:style-name="Source_20_Text"><text:span text:style-name="T45">drán</text:span></text:span><text:span text:style-name="Source_20_Text"><text:span text:style-name="T42"> convertirse a cualquiera de las clases </text:span></text:span><text:span text:style-name="Source_20_Text"><text:span text:style-name="T127">"</text:span></text:span><text:span text:style-name="Source_20_Text"><text:span text:style-name="T128">POSIXt</text:span></text:span><text:span text:style-name="Source_20_Text"><text:span text:style-name="T127">"</text:span></text:span><text:span text:style-name="Source_20_Text"><text:span text:style-name="T35"> como valores no disponibles</text:span></text:span><text:span text:style-name="Source_20_Text"><text:span text:style-name="T42">, pero ningún otro tipo de valor </text:span></text:span><text:span text:style-name="Source_20_Text"><text:span text:style-name="T41">lógico</text:span></text:span><text:span text:style-name="Source_20_Text"><text:span text:style-name="T42"> p</text:span></text:span><text:span text:style-name="Source_20_Text"><text:span text:style-name="T41">odrá</text:span></text:span><text:span text:style-name="Source_20_Text"><text:span text:style-name="T42"> serlo.</text:span></text:span></text:p>
      <text:p text:style-name="P6"><text:span text:style-name="T42">La información introducida como carácter es convertida primero a la clase </text:span><text:span text:style-name="Source_20_Text"><text:span text:style-name="T133">"POSIXlt"</text:span></text:span><text:span text:style-name="Source_20_Text"><text:span text:style-name="T42"> por </text:span></text:span><text:span text:style-name="Source_20_Text"><text:span text:style-name="T133">strptime</text:span></text:span><text:span text:style-name="Source_20_Text"><text:span text:style-name="T115">,</text:span></text:span><text:span text:style-name="Source_20_Text"><text:span text:style-name="T42"> mientras que la información numérica es primero convertida por </text:span></text:span><text:span text:style-name="Source_20_Text"><text:span text:style-name="T133">"POSIXct"</text:span></text:span><text:span text:style-name="Source_20_Text"><text:span text:style-name="T42">. Cualquier </text:span></text:span><text:soft-page-break/><text:span text:style-name="Source_20_Text"><text:span text:style-name="T42">conversión que necesite hacerse entre las dos clases de fecha-hora necesita</text:span></text:span><text:span text:style-name="Source_20_Text"><text:span text:style-name="T46">rá de</text:span></text:span><text:span text:style-name="Source_20_Text"><text:span text:style-name="T42"> un huso horario. </text:span></text:span><text:span text:style-name="Source_20_Text"><text:span text:style-name="T79">E</text:span></text:span><text:span text:style-name="Source_20_Text"><text:span text:style-name="T80">n particular</text:span></text:span><text:span text:style-name="Source_20_Text"><text:span text:style-name="T47">,</text:span></text:span><text:span text:style-name="Source_20_Text"><text:span text:style-name="T42"> la convers</text:span></text:span><text:span text:style-name="Source_20_Text"><text:span text:style-name="T48">i</text:span></text:span><text:span text:style-name="Source_20_Text"><text:span text:style-name="T42">ón desde </text:span></text:span><text:span text:style-name="Source_20_Text"><text:span text:style-name="T133">"POSIXlt"</text:span></text:span><text:span text:style-name="Source_20_Text"><text:span text:style-name="T104"> </text:span></text:span><text:span text:style-name="Source_20_Text"><text:span text:style-name="T42">a </text:span></text:span><text:span text:style-name="Source_20_Text"><text:span text:style-name="T133">"POSIXct"</text:span></text:span><text:span text:style-name="Source_20_Text"><text:span text:style-name="T42"> v</text:span></text:span><text:span text:style-name="Source_20_Text"><text:span text:style-name="T81">e</text:span></text:span><text:span text:style-name="Source_20_Text"><text:span text:style-name="T82">rificará</text:span></text:span><text:span text:style-name="Source_20_Text"><text:span text:style-name="T42"> las horas en el huso horario seleccionado </text:span></text:span><text:span text:style-name="Source_20_Text"><text:span text:style-name="T38">pero</text:span></text:span><text:span text:style-name="Source_20_Text"><text:span text:style-name="T49"> </text:span></text:span><text:span text:style-name="Source_20_Text"><text:span text:style-name="T81">l</text:span></text:span><text:span text:style-name="Source_20_Text"><text:span text:style-name="T82">o que ocurra</text:span></text:span><text:span text:style-name="Source_20_Text"><text:span text:style-name="T42"> en </text:span></text:span><text:span text:style-name="Source_20_Text"><text:span text:style-name="T49">las</text:span></text:span><text:span text:style-name="Source_20_Text"><text:span text:style-name="T42"> transiciones hacia o desde un huso con horario de verano vigente </text:span></text:span><text:span text:style-name="Source_20_Text"><text:span text:style-name="T49">será específico para cada sistema operativo</text:span></text:span><text:span text:style-name="Source_20_Text"><text:span text:style-name="T42">. Por ejemplo, </text:span></text:span><text:span text:style-name="Source_20_Text"><text:span text:style-name="T46">para</text:span></text:span><text:span text:style-name="Source_20_Text"><text:span text:style-name="T42"> </text:span></text:span><text:span text:style-name="Source_20_Text"><text:span text:style-name="T50">la conversión de las </text:span></text:span><text:span text:style-name="Source_20_Text"><text:span text:style-name="T51">siguientes</text:span></text:span><text:span text:style-name="Source_20_Text"><text:span text:style-name="T50"> fechas-</text:span></text:span><text:span text:style-name="Source_20_Text"><text:span text:style-name="T49">hora</text:span></text:span><text:span text:style-name="Source_20_Text"><text:span text:style-name="T50"> </text:span></text:span><text:span text:style-name="Source_20_Text"><text:span text:style-name="T49">en </text:span></text:span><text:span text:style-name="Source_20_Text"><text:span text:style-name="T42">Gran Bretaña:</text:span></text:span></text:p>
      <text:list xml:id="list1807710129" text:style-name="L1">
        <text:list-header>
          <text:p text:style-name="P48">as.POSIXct(strptime("2011-03-27 01:30:00", "%Y-%m-%d %H:%M:%S", tz = "GB"))</text:p>
          <text:p text:style-name="P49">as.POSIXct(strptime("2010-10-31 01:30:00", "%Y-%m-%d %H:%M:%S", tz = "GB"))</text:p>
        </text:list-header>
      </text:list>
      <text:p text:style-name="P41"><text:bookmark-start text:name="__RefHeading___Toc4646_4082535359"/><text:span text:style-name="T14">Un especialista sab</text:span><text:span text:style-name="T15">rá que la</text:span><text:span text:style-name="T10"> primera línea </text:span><text:span text:style-name="T2">n</text:span><text:span text:style-name="T3">o </text:span><text:span text:style-name="T6">es</text:span><text:span text:style-name="T3"> válida </text:span><text:span text:style-name="T14">y que</text:span><text:span text:style-name="T6"> la segunda </text:span><text:span text:style-name="T10">es ambigua</text:span><text:span text:style-name="T6">. </text:span><text:span text:style-name="T7">Esto </text:span><text:span text:style-name="T16">e</text:span><text:span text:style-name="T15">s así </text:span><text:span text:style-name="T7">porque el 27 de marzo</text:span><text:span text:style-name="T6"> </text:span><text:span text:style-name="T7">de 2011 </text:span><text:span text:style-name="T3">a la 1:00 GMT la hora se adelantó </text:span><text:span text:style-name="T1">hasta</text:span><text:span text:style-name="T3"> las 2:00 BST, </text:span><text:span text:style-name="T6">y</text:span><text:span text:style-name="T7"> el 31 de octubre</text:span><text:span text:style-name="T6"> </text:span><text:span text:style-name="T9">de 2010 </text:span><text:span text:style-name="T3">a las 2:00 BST </text:span><text:span text:style-name="T1">l</text:span><text:span text:style-name="T3">a hora se retrasó </text:span><text:span text:style-name="T1">hasta</text:span><text:span text:style-name="T3"> la 1:00 GMT. Lo que suced</text:span><text:span text:style-name="T7">a</text:span><text:span text:style-name="T3"> en tales casos </text:span><text:span text:style-name="T11">será</text:span><text:span text:style-name="T3"> específico a cada sistema operativo, per</text:span><text:span text:style-name="T2">o</text:span><text:span text:style-name="T3"> debería esperar</text:span><text:span text:style-name="T2">se</text:span><text:span text:style-name="T3"> que la primera </text:span><text:span text:style-name="T12">línea</text:span><text:span text:style-name="T3"> sea interpretada como un valor no disponible </text:span><text:span text:style-name="T11">(</text:span><text:span text:style-name="T120">NA</text:span><text:span text:style-name="T121">)</text:span><text:span text:style-name="T3"> </text:span><text:span text:style-name="T15">mientras</text:span><text:span text:style-name="T3"> que la segunda </text:span><text:span text:style-name="T11">podría ser</text:span><text:span text:style-name="T3"> interpretada como BST o GMT (y los sistemas operativos más comunes </text:span><text:span text:style-name="T13">dan</text:span><text:span text:style-name="T3"> ambos valores como posibles). Advierta </text:span><text:span text:style-name="T11">además</text:span><text:span text:style-name="T3"> que los servicios del sistema operativo podrían no formatear correctamente fechas-hora inválidas (véase </text:span><text:span text:style-name="T155">strftime</text:span><text:span text:style-name="T3">). </text:span><text:bookmark-end text:name="__RefHeading___Toc4646_4082535359"/></text:p>
      <text:p text:style-name="P17"><text:span text:style-name="Source_20_Text"><text:span text:style-name="T176">Finalmente, e</text:span></text:span><text:span text:style-name="Source_20_Text"><text:span text:style-name="T182">l argumento</text:span></text:span><text:span text:style-name="Source_20_Text"><text:span text:style-name="T183"> </text:span></text:span><text:span text:style-name="Source_20_Text"><text:span text:style-name="T225">format</text:span></text:span><text:span text:style-name="Source_20_Text"><text:span text:style-name="T183"> puede ser </text:span></text:span><text:span text:style-name="Source_20_Text"><text:span text:style-name="T194">a</text:span></text:span><text:span text:style-name="Source_20_Text"><text:span text:style-name="T195">portado</text:span></text:span><text:span text:style-name="Source_20_Text"><text:span text:style-name="T183"> </text:span></text:span><text:span text:style-name="Source_20_Text"><text:span text:style-name="T184">tanto</text:span></text:span><text:span text:style-name="Source_20_Text"><text:span text:style-name="T183"> para vectores de caracteres </text:span></text:span><text:span text:style-name="Source_20_Text"><text:span text:style-name="T184">como para</text:span></text:span><text:span text:style-name="Source_20_Text"><text:span text:style-name="T183"> factores, pero, si no ha sido especificado y ning</text:span></text:span><text:span text:style-name="Source_20_Text"><text:span text:style-name="T182">uno de los</text:span></text:span><text:span text:style-name="Source_20_Text"><text:span text:style-name="T183"> formato</text:span></text:span><text:span text:style-name="Source_20_Text"><text:span text:style-name="T182">s</text:span></text:span><text:span text:style-name="Source_20_Text"><text:span text:style-name="T183"> estándar funciona para tod</text:span></text:span><text:span text:style-name="Source_20_Text"><text:span text:style-name="T185">o</text:span></text:span><text:span text:style-name="Source_20_Text"><text:span text:style-name="T183">s l</text:span></text:span><text:span text:style-name="Source_20_Text"><text:span text:style-name="T194">o</text:span></text:span><text:span text:style-name="Source_20_Text"><text:span text:style-name="T195">s valores</text:span></text:span><text:span text:style-name="Source_20_Text"><text:span text:style-name="T183"> que </text:span></text:span><text:span text:style-name="Source_20_Text"><text:span text:style-name="T185">sean</text:span></text:span><text:span text:style-name="Source_20_Text"><text:span text:style-name="T183"> </text:span></text:span><text:span text:style-name="Source_20_Text"><text:span text:style-name="T182">diferentes a </text:span></text:span><text:span text:style-name="Source_20_Text"><text:span text:style-name="T186">los </text:span></text:span><text:span text:style-name="Source_20_Text"><text:span text:style-name="T194">valor</text:span></text:span><text:span text:style-name="Source_20_Text"><text:span text:style-name="T196">es</text:span></text:span><text:span text:style-name="Source_20_Text"><text:span text:style-name="T183"> no disponible</text:span></text:span><text:span text:style-name="Source_20_Text"><text:span text:style-name="T186">s</text:span></text:span><text:span text:style-name="Source_20_Text"><text:span text:style-name="T183"> </text:span></text:span><text:span text:style-name="Source_20_Text"><text:span text:style-name="T187">(</text:span></text:span><text:span text:style-name="Source_20_Text"><text:span text:style-name="T225">NA</text:span></text:span><text:span text:style-name="Source_20_Text"><text:span text:style-name="T187">)</text:span></text:span><text:span text:style-name="Source_20_Text"><text:span text:style-name="T214">, </text:span></text:span><text:span text:style-name="Source_20_Text"><text:span text:style-name="T194">d</text:span></text:span><text:span text:style-name="Source_20_Text"><text:span text:style-name="T195">evolverá error</text:span></text:span><text:span text:style-name="Source_20_Text"><text:span text:style-name="T183">. </text:span></text:span><text:span text:style-name="T183">Si </text:span><text:span text:style-name="T225">format</text:span><text:span text:style-name="T183"> es a</text:span><text:span text:style-name="T182">portado</text:span><text:span text:style-name="T183">, recuerde que algunas de las especificaciones de formato son </text:span><text:span text:style-name="T182">relativas</text:span><text:span text:style-name="T183"> a la configuración regional, </text:span><text:span text:style-name="T182">por lo que</text:span><text:span text:style-name="T183"> podría necesitar configurar apropiadamente la categoría </text:span><text:span text:style-name="T225">LC_TIME</text:span><text:span text:style-name="T183"> por medio de </text:span><text:span text:style-name="T243">Sys.setlocale</text:span><text:span text:style-name="T183">. Esto afecta, muy s</text:span><text:span text:style-name="T188">eguido, </text:span><text:span text:style-name="T183">la utilización de </text:span><text:span text:style-name="T188">los especificadores de conversión</text:span><text:span text:style-name="T183"> </text:span><text:span text:style-name="T225">%b</text:span><text:span text:style-name="T183">, </text:span><text:span text:style-name="T225">%B</text:span><text:span text:style-name="T183"> (los nombres de los meses) y </text:span><text:span text:style-name="T225">%p</text:span><text:span text:style-name="T183"> (el indicador de AM/PM).</text:span></text:p>
      <text:h text:style-name="P37" text:outline-level="2"><text:bookmark-start text:name="__RefHeading___Toc4648_4082535359"/><text:span text:style-name="T249">5. </text:span>Valor <text:span text:style-name="T251">devuelto</text:span><text:bookmark-end text:name="__RefHeading___Toc4648_4082535359"/></text:h>
      <text:p text:style-name="P7"><text:span text:style-name="Source_20_Text"><text:span text:style-name="T122">as.POSIXct</text:span></text:span><text:span text:style-name="Source_20_Text"><text:span text:style-name="T17"> </text:span></text:span><text:span text:style-name="T52">y </text:span><text:span text:style-name="Source_20_Text"><text:span text:style-name="T122">as.POSIXlt</text:span></text:span><text:span text:style-name="Source_20_Text"><text:span text:style-name="T17"> </text:span></text:span><text:span text:style-name="T52">devuelven un objeto de la clase </text:span><text:span text:style-name="T134">"</text:span><text:span text:style-name="T135">POSIXt"</text:span><text:span text:style-name="T53"> </text:span><text:span text:style-name="T54">correspondiente</text:span><text:span text:style-name="T52">. Si </text:span><text:span text:style-name="T55">el huso horario</text:span><text:span text:style-name="T52"> </text:span><text:span text:style-name="T134">tz</text:span><text:span text:style-name="T52"> fue especificad</text:span><text:span text:style-name="T55">o</text:span><text:span text:style-name="T52">, </text:span><text:span text:style-name="T134">as.POSIX</text:span><text:span text:style-name="T136">lt</text:span><text:span text:style-name="T52"> de</text:span><text:span text:style-name="T56">splegará</text:span><text:span text:style-name="T52"> </text:span><text:span text:style-name="T54">el</text:span><text:span text:style-name="T52"> atributo </text:span><text:span text:style-name="Source_20_Text"><text:span text:style-name="T134">"</text:span></text:span><text:span text:style-name="T134">tzone</text:span><text:span text:style-name="Source_20_Text"><text:span text:style-name="T134">"</text:span></text:span><text:span text:style-name="T52"> c</text:span><text:span text:style-name="T54">orrespondiente</text:span><text:span text:style-name="T52">. Fechas-hora conocidas como </text:span><text:span text:style-name="T56">no </text:span><text:span text:style-name="T52">válidas serán devueltas como valor no disponible </text:span><text:span text:style-name="T56">(</text:span><text:span text:style-name="T134">NA</text:span><text:span text:style-name="T137">)</text:span><text:span text:style-name="T52">.</text:span></text:p>
      <text:h text:style-name="P36" text:outline-level="2"><text:bookmark-start text:name="__RefHeading___Toc4650_4082535359"/><text:span text:style-name="T149">6. </text:span><text:span text:style-name="T148">Not</text:span><text:span text:style-name="T150">a</text:span><text:bookmark-end text:name="__RefHeading___Toc4650_4082535359"/></text:h>
      <text:p text:style-name="P8"><text:span text:style-name="T52">Algunos de los conceptos utilizados </text:span><text:span text:style-name="T57">para codificar el tiempo d</text:span><text:span text:style-name="T54">urante</text:span><text:span text:style-name="T57"> el presente h</text:span><text:span text:style-name="T54">an tenido que</text:span><text:span text:style-name="T57"> e</text:span><text:span text:style-name="T54">xtenderse</text:span><text:span text:style-name="T52"> hacia </text:span><text:span text:style-name="T57">el pasado</text:span><text:span text:style-name="T52"> </text:span><text:span text:style-name="T58">(u</text:span><text:span text:style-name="T59">so</text:span><text:span text:style-name="T58"> conoc</text:span><text:span text:style-name="T59">ido</text:span><text:span text:style-name="T58"> como ‘prolépsis’). Por ejemplo, el origen en el tiempo </text:span><text:span text:style-name="T54">que fue </text:span><text:span text:style-name="T58">s</text:span><text:span text:style-name="T54">eleccionado </text:span><text:span text:style-name="T60">para</text:span><text:span text:style-name="T58"> la clase </text:span><text:span text:style-name="Source_20_Text"><text:span text:style-name="T138">"POSIXct"</text:span></text:span><text:span text:style-name="Source_20_Text"><text:span text:style-name="T58"> </text:span></text:span><text:span text:style-name="Source_20_Text"><text:span text:style-name="T54">fue</text:span></text:span><text:span text:style-name="Source_20_Text"><text:span text:style-name="T57"> </text:span></text:span><text:span text:style-name="Source_20_Text"><text:span text:style-name="T54">la fecha-</text:span></text:span><text:span text:style-name="Source_20_Text"><text:span text:style-name="T61">hora</text:span></text:span><text:span text:style-name="Source_20_Text"><text:span text:style-name="T58"> </text:span></text:span><text:span text:style-name="Source_20_Text"><text:span text:style-name="T138">"1970-01-01 00:00:00 UTC"</text:span></text:span><text:span text:style-name="Source_20_Text"><text:span text:style-name="T58">, </text:span></text:span><text:span text:style-name="Source_20_Text"><text:span text:style-name="T54">la</text:span></text:span><text:span text:style-name="Source_20_Text"><text:span text:style-name="T57"> cual</text:span></text:span><text:span text:style-name="Source_20_Text"><text:span text:style-name="T58"> </text:span></text:span><text:span text:style-name="Source_20_Text"><text:span text:style-name="T57">hace referencia a una fecha anterior </text:span></text:span><text:span text:style-name="Source_20_Text"><text:span text:style-name="T54">a</text:span></text:span><text:span text:style-name="Source_20_Text"><text:span text:style-name="T62"> </text:span></text:span><text:span text:style-name="Source_20_Text"><text:span text:style-name="T83">l</text:span></text:span><text:span text:style-name="Source_20_Text"><text:span text:style-name="T84">a ú</text:span></text:span><text:span text:style-name="Source_20_Text"><text:span text:style-name="T85">ltima</text:span></text:span><text:span text:style-name="Source_20_Text"><text:span text:style-name="T84"> definición </text:span></text:span><text:span text:style-name="Source_20_Text"><text:span text:style-name="T86">final </text:span></text:span><text:span text:style-name="Source_20_Text"><text:span text:style-name="T84">del UTC </text:span></text:span><text:span text:style-name="Source_20_Text"><text:span text:style-name="T85">(</text:span></text:span><text:span text:style-name="Source_20_Text"><text:span text:style-name="T87">v</text:span></text:span><text:span text:style-name="Source_20_Text"><text:span text:style-name="T85">éase</text:span></text:span><text:span text:style-name="Source_20_Text"><text:span text:style-name="T117"> </text:span></text:span><text:a xlink:type="simple" xlink:href="https://es.wikipedia.org/wiki/Tiempo_universal_coordinado" text:style-name="Internet_20_link" text:visited-style-name="Visited_20_Internet_20_Link"><text:span text:style-name="Source_20_Text">Tiempo universal coordinado</text:span></text:a><text:span text:style-name="Source_20_Text"><text:span text:style-name="T118"> en Wikipedia</text:span></text:span><text:span text:style-name="Source_20_Text"><text:span text:style-name="T119">)</text:span></text:span><text:span text:style-name="Source_20_Text"><text:span text:style-name="T116">.</text:span></text:span><text:span text:style-name="Source_20_Text"><text:span text:style-name="T62"> Aún más importante, la conversión </text:span></text:span><text:span text:style-name="Source_20_Text"><text:span text:style-name="T88">s</text:span></text:span><text:span text:style-name="Source_20_Text"><text:span text:style-name="T84">e realiza</text:span></text:span><text:span text:style-name="Source_20_Text"><text:span text:style-name="T87">rá</text:span></text:span><text:span text:style-name="Source_20_Text"><text:span text:style-name="T62"> asumiendo q</text:span></text:span><text:span text:style-name="Source_20_Text"><text:span text:style-name="T57">ue se </text:span></text:span><text:span text:style-name="Source_20_Text"><text:span text:style-name="T83">h</text:span></text:span><text:span text:style-name="Source_20_Text"><text:span text:style-name="T89">ace uso</text:span></text:span><text:span text:style-name="Source_20_Text"><text:span text:style-name="T62"> </text:span></text:span><text:span text:style-name="Source_20_Text"><text:span text:style-name="T63">d</text:span></text:span><text:span text:style-name="Source_20_Text"><text:span text:style-name="T62">el calendario g</text:span></text:span><text:span text:style-name="Source_20_Text"><text:span text:style-name="T57">regoriano </text:span></text:span><text:span text:style-name="Source_20_Text"><text:span text:style-name="T60">el cual, </text:span></text:span><text:span text:style-name="Source_20_Text"><text:span text:style-name="T63">aunque</text:span></text:span><text:span text:style-name="Source_20_Text"><text:span text:style-name="T60"> fue </text:span></text:span><text:span text:style-name="Source_20_Text"><text:span text:style-name="T57">introducido en 158</text:span></text:span><text:span text:style-name="Source_20_Text"><text:span text:style-name="T63">2,</text:span></text:span><text:span text:style-name="Source_20_Text"><text:span text:style-name="T57"> no </text:span></text:span><text:span text:style-name="Source_20_Text"><text:span text:style-name="T60">fue</text:span></text:span><text:span text:style-name="Source_20_Text"><text:span text:style-name="T57"> utilizado universalmente sino hasta el siglo XX. Una de las reinterpretaciones asumidas por </text:span></text:span><text:span text:style-name="Source_20_Text"><text:span text:style-name="T63">el estándar</text:span></text:span><text:span text:style-name="Source_20_Text"><text:span text:style-name="T57"> ISO 8601:2004 es que hubo un año cero, aunque la numeración actual de los años (y </text:span></text:span><text:span text:style-name="Source_20_Text"><text:span text:style-name="T61">d</text:span></text:span><text:span text:style-name="Source_20_Text"><text:span text:style-name="T57">el cero) es un concepto muy posterior </text:span></text:span><text:span text:style-name="Source_20_Text"><text:span text:style-name="T60">(del 525 d.C. para los números de los años desde el 1 d.C).</text:span></text:span></text:p>
      <text:p text:style-name="P4"><text:soft-page-break/><text:span text:style-name="T64">Las conversiones entre </text:span><text:span text:style-name="Source_20_Text"><text:span text:style-name="T139">"POSIXlt"</text:span></text:span><text:span text:style-name="Source_20_Text"><text:span text:style-name="T64"> </text:span></text:span><text:span text:style-name="Source_20_Text"><text:span text:style-name="T65">y </text:span></text:span><text:span text:style-name="Source_20_Text"><text:span text:style-name="T139">"POSIXct"</text:span></text:span><text:span text:style-name="Source_20_Text"><text:span text:style-name="T64"> para fechas en el futuro son especulativas excepto cuando se utili</text:span></text:span><text:span text:style-name="Source_20_Text"><text:span text:style-name="T65">ce</text:span></text:span><text:span text:style-name="Source_20_Text"><text:span text:style-name="T64"> el </text:span></text:span><text:span text:style-name="Source_20_Text"><text:span text:style-name="T66">huso horario</text:span></text:span><text:span text:style-name="Source_20_Text"><text:span text:style-name="T64"> UTC. La principal incertidumbre </text:span></text:span><text:span text:style-name="Source_20_Text"><text:span text:style-name="T65">ocurrirá</text:span></text:span><text:span text:style-name="Source_20_Text"><text:span text:style-name="T64"> en las transiciones desde o hacia el horario de verano. La mayoría de los sistemas asumirán la continuidad de las reglas actuales pero </text:span></text:span><text:span text:style-name="Source_20_Text"><text:span text:style-name="T65">considere que</text:span></text:span><text:span text:style-name="Source_20_Text"><text:span text:style-name="T64"> estas p</text:span></text:span><text:span text:style-name="Source_20_Text"><text:span text:style-name="T91">odrían</text:span></text:span><text:span text:style-name="Source_20_Text"><text:span text:style-name="T64"> ser modificadas </text:span></text:span><text:span text:style-name="Source_20_Text"><text:span text:style-name="T84">e</text:span></text:span><text:span text:style-name="Source_20_Text"><text:span text:style-name="T90">n cualquier momento</text:span></text:span><text:span text:style-name="Source_20_Text"><text:span text:style-name="T64">.</text:span></text:span></text:p>
      <text:p text:style-name="P4"><text:span text:style-name="T64">Si </text:span><text:span text:style-name="T65">desea</text:span><text:span text:style-name="T64"> extraer aspectos específicos de una fecha-hora (tales como el día de la semana), conviértala a la clase </text:span><text:span text:style-name="Source_20_Text"><text:span text:style-name="T139">"POSIXlt"</text:span></text:span><text:span text:style-name="Source_20_Text"><text:span text:style-name="T64"> y extraiga los componentes relevantes </text:span></text:span><text:span text:style-name="Source_20_Text"><text:span text:style-name="T86">de la lista</text:span></text:span><text:span text:style-name="Source_20_Text"><text:span text:style-name="T64"> o, si desea </text:span></text:span><text:span text:style-name="Source_20_Text"><text:span text:style-name="T65">obtener </text:span></text:span><text:span text:style-name="Source_20_Text"><text:span text:style-name="T64">una representación de carácter tal como un día de la semana por su nombre, use el método </text:span></text:span><text:span text:style-name="Source_20_Text"><text:span text:style-name="T139">format.</text:span></text:span></text:p>
      <text:p text:style-name="P14">Si requiere <text:span text:style-name="T247">utilizar </text:span>un huso horario pero este no es válido <text:span text:style-name="T247">para</text:span> su sistema operativo, lo que ocurrirá será específico al mismo sistema, <text:span text:style-name="T238">aunque lo más probable es que</text:span> los intentos para configurarlo s<text:span text:style-name="T248">ean,</text:span> probablemente, ignorados.</text:p>
      <text:p text:style-name="P15"><text:span text:style-name="T5">La conversión desde la clase carácter necesitará encontrar </text:span><text:span text:style-name="T8">primero</text:span><text:span text:style-name="T5"> un formato adecuado </text:span><text:span text:style-name="T4">y, </text:span><text:span text:style-name="T5">a menos que uno sea aportado </text:span><text:span text:style-name="T4">previamente, intentará aplicar varios formatos comunes</text:span><text:span text:style-name="T5">. Sin embargo, esto puede ser un proceso lento para vectores muy grandes.</text:span></text:p>
      <text:h text:style-name="P37" text:outline-level="2"><text:bookmark-start text:name="__RefHeading___Toc4652_4082535359"/><text:span text:style-name="T249">7. </text:span>Véase también<text:bookmark-end text:name="__RefHeading___Toc4652_4082535359"/></text:h>
      <text:p text:style-name="P5"><text:a xlink:type="simple" xlink:href="http://127.0.0.1:46495/help/library/base/help/DateTimeClasses" text:style-name="Internet_20_link" text:visited-style-name="Visited_20_Internet_20_Link"><text:span text:style-name="T245">DateTimeClasses</text:span></text:a><text:span text:style-name="T17"> </text:span><text:span text:style-name="T67">p</text:span><text:span text:style-name="T65">ara detalles sobre las clases de fecha-hora.</text:span><text:span text:style-name="T65"> </text:span><text:a xlink:type="simple" xlink:href="http://127.0.0.1:46495/help/library/base/help/strptime" text:style-name="Internet_20_link" text:visited-style-name="Visited_20_Internet_20_Link"><text:span text:style-name="Source_20_Text"><text:span text:style-name="T246">st</text:span></text:span></text:a><text:a xlink:type="simple" xlink:href="http://127.0.0.1:46495/help/library/base/help/strptime" text:style-name="Internet_20_link" text:visited-style-name="Visited_20_Internet_20_Link"><text:span text:style-name="Source_20_Text"><text:span text:style-name="T245">rptime</text:span></text:span></text:a><text:span text:style-name="Source_20_Text"><text:span text:style-name="T65"> </text:span></text:span><text:span text:style-name="Source_20_Text"><text:span text:style-name="T67">para la conversión desde y hacia representaciones de </text:span></text:span><text:span text:style-name="Source_20_Text"><text:span text:style-name="T68">tipo</text:span></text:span><text:span text:style-name="Source_20_Text"><text:span text:style-name="T67"> carácter. </text:span></text:span></text:p>
      <text:p text:style-name="P3"><text:a xlink:type="simple" xlink:href="http://127.0.0.1:46495/help/library/base/help/Sys.timezone" text:style-name="Internet_20_link" text:visited-style-name="Visited_20_Internet_20_Link"><text:span text:style-name="Source_20_Text"><text:span text:style-name="T156">Sys.timezone</text:span></text:span></text:a><text:span text:style-name="T141"> </text:span><text:span text:style-name="T67">para detalles de las denominaciones de los husos horarios (específicas para cada sistema operativo).</text:span></text:p>
      <text:p text:style-name="P3"><text:a xlink:type="simple" xlink:href="http://127.0.0.1:46495/help/library/base/help/locales" text:style-name="Internet_20_link" text:visited-style-name="Visited_20_Internet_20_Link"><text:span text:style-name="T245">locales</text:span></text:a><text:span text:style-name="T17"> </text:span><text:span text:style-name="T67">p</text:span><text:span text:style-name="T69">ara aspectos específicos de la configuración regional </text:span><text:span text:style-name="T71">del sistema operativo</text:span><text:span text:style-name="T69">.</text:span></text:p>
      <text:h text:style-name="P38" text:outline-level="2"><text:bookmark-start text:name="__RefHeading___Toc4654_4082535359"/><text:span text:style-name="T249">8. </text:span>Ejemplos<text:bookmark-end text:name="__RefHeading___Toc4654_4082535359"/></text:h>
      <text:p text:style-name="P51">(z &lt;- Sys.time()) <text:s text:c="8"/># La fecha-hora actual como objeto "POSIXct"</text:p>
      <text:p text:style-name="P51">unclass(z) <text:s text:c="15"/># Ver la fecha como un número entero <text:span text:style-name="T239">largo</text:span></text:p>
      <text:p text:style-name="P51">floor(unclass(z)/86400) <text:s text:c="2"/># El número de días desde 1970-01-01 (UTC)</text:p>
      <text:p text:style-name="P51">(now &lt;- as.POSIXlt(Sys.time()))# La fecha-hora actual como objeto "POSIXlt"</text:p>
      <text:p text:style-name="P51">unlist(unclass(now)) <text:s text:c="5"/># Una lista mostrada como un vector con nombres</text:p>
      <text:p text:style-name="P51">now$year + 1900 <text:s text:c="10"/># Véase ?DateTimeClasses</text:p>
      <text:p text:style-name="P51">months(now); weekdays(now)# Véase ?months</text:p>
      <text:p text:style-name="P51"/>
      <text:p text:style-name="P52">## supongamos que tenemos una hora en segundos desde </text:p>
      <text:p text:style-name="P52"><text:span text:style-name="T239">## </text:span>1960-01-01 00:00:00 GMT (el origen usado por SAS)</text:p>
      <text:p text:style-name="P51">z &lt;- 1472562988</text:p>
      <text:p text:style-name="P51"># maneras de convertir esta fecha-hora</text:p>
      <text:p text:style-name="P51">as.POSIXct(z, origin = "1960-01-01") <text:s text:c="15"/># en la hora local</text:p>
      <text:p text:style-name="P51">as.POSIXct(z, origin = "1960-01-01", tz = "GMT") <text:s text:c="3"/># en UTC</text:p>
      <text:p text:style-name="P51"/>
      <text:p text:style-name="P51">## Fechas de SPSS (Ayuda de R 2006-02-16)</text:p>
      <text:p text:style-name="P51">z &lt;- c(10485849600, 10477641600, 10561104000, 10562745600)</text:p>
      <text:p text:style-name="P51">as.Date(as.POSIXct(z, origin = "1582-10-14", tz = "GMT"))</text:p>
      <text:p text:style-name="P51"/>
      <text:p text:style-name="P51">## Fechas-hora de Stata: milisegundos desde 1960-01-01 00:00:00 GMT</text:p>
      <text:p text:style-name="P51">## El formato %tc excluye los segundos de ajuste, asumidos aquí</text:p>
      <text:p text:style-name="P51">## Para el formato %tC incluyendo los segundos de ajuste, véase foreign::read.dta()</text:p>
      <text:p text:style-name="P51"><text:soft-page-break/>z &lt;- 1579598122120</text:p>
      <text:p text:style-name="P51">op &lt;- options(digits.secs = 3)</text:p>
      <text:p text:style-name="P51"># evitar el redondeo por lo bajo: los milisegundos no son representables </text:p>
      <text:p text:style-name="P51"># representables.</text:p>
      <text:p text:style-name="P51">as.POSIXct((z+0.1)/1000, origin = "1960-01-01")</text:p>
      <text:p text:style-name="P51">options(op)</text:p>
      <text:p text:style-name="P51"/>
      <text:p text:style-name="P51">## Los números de serie de los días de Matlab (días y días fraccionarios)</text:p>
      <text:p text:style-name="P51">z &lt;- 7.343736909722223e5 # 2010-08-23 16:35:00</text:p>
      <text:p text:style-name="P51">as.POSIXct((z - 719529)*86400, origin = "1970-01-01", tz = "UTC")</text:p>
      <text:p text:style-name="P51"/>
      <text:p text:style-name="P51">as.POSIXlt(Sys.time(), "GMT") # la hora actual como UTC</text:p>
      <text:p text:style-name="P51"/>
      <text:p text:style-name="P51">## Estos podrían no ser los nombres correctos para su sistema operativo</text:p>
      <text:p text:style-name="P51">as.POSIXlt(Sys.time(), "America/New_York") # en Nueva York</text:p>
      <text:p text:style-name="P51">as.POSIXlt(Sys.time(), "EST5EDT") <text:s text:c="9"/># alternativo</text:p>
      <text:p text:style-name="P53">as.POSIXlt(Sys.time(), "EST"<text:span text:style-name="T237">)<text:tab/><text:tab/><text:tab/></text:span># algún lugar al Este de Canadá</text:p>
      <text:p text:style-name="P51">as.POSIXlt(Sys.time(), "HST") <text:s text:c="3"/><text:tab/><text:tab/># en Hawaii</text:p>
      <text:p text:style-name="P51">as.POSIXlt(Sys.time(), "Australia/Darwin") <text:span text:style-name="T239"># en Darwin, Australia</text:span></text:p>
      <text:p text:style-name="P40">_________________________________________________________________________________</text:p>
      <text:p text:style-name="P16"><text:span text:style-name="T17">[P</text:span><text:span text:style-name="T68">aquete </text:span><text:span text:style-name="Emphasis"><text:span text:style-name="T122">base</text:span></text:span><text:span text:style-name="Emphasis"><text:span text:style-name="T17"> </text:span></text:span><text:span text:style-name="T17">version 3.6.1 </text:span><text:span text:style-name="T154">Índice</text:span><text:span text:style-name="T17">]</text:span></text:p>
      <text:p text:style-name="P3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/>
    </style:style>
    <style:style style:name="MP2" style:family="paragraph" style:parent-style-name="Header">
      <style:paragraph-properties fo:text-align="end" style:justify-single-word="false"/>
      <style:text-properties style:font-name="Liberation Sans" officeooo:paragraph-rsid="0082a2a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7T15:22:28.050616850</meta:creation-date>
    <dc:date>2020-10-16T03:05:12.541137828</dc:date>
    <meta:editing-duration>P2DT2H5M56S</meta:editing-duration>
    <meta:editing-cycles>119</meta:editing-cycles>
    <meta:generator>LibreOffice/6.4.6.2$MacOSX_X86_64 LibreOffice_project/0ce51a4fd21bff07a5c061082cc82c5ed232f115</meta:generator>
    <meta:document-statistic meta:table-count="2" meta:image-count="0" meta:object-count="0" meta:page-count="5" meta:paragraph-count="107" meta:word-count="1693" meta:character-count="11242" meta:non-whitespace-character-count="9415"/>
  </office:meta>
</office:document-meta>
</file>